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complex="Noto Sans Arabic UI"/>
    </style:style>
    <style:style style:name="ce4" style:family="table-cell" style:parent-style-name="Default" style:data-style-name="N49"/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00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table table:name="ex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table:formula="of:=[.A2] &amp; &quot;, &quot; &amp; [.B2]" office:value-type="string" office:string-value="Jean, Dupont" calcext:value-type="string">
            <text:p>Jean, Dupont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table:formula="of:=[.A3] &amp; &quot;, &quot; &amp; [.B3]" office:value-type="string" office:string-value="Jacques, Durant" calcext:value-type="string">
            <text:p>Jacques, Durant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 formula that merges the two columns First Name and Last Name into the Full Name column, separating the two values with a comma.</text:p>
            <text:p/>
          </table:table-cell>
          <table:table-cell table:number-columns-repeated="2"/>
        </table:table-row>
      </table:table>
      <table:table table:name="ex0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style-name="ce3" office:value-type="string" calcext:value-type="string">
            <text:p>Last Name</text:p>
          </table:table-cell>
          <table:table-cell office:value-type="string" calcext:value-type="string">
            <text:p>Year of Birth</text:p>
          </table:table-cell>
          <table:table-cell table:style-name="ce3" office:value-type="string" calcext:value-type="string">
            <text:p>Identifier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float" office:value="1985" calcext:value-type="float">
            <text:p>1985</text:p>
          </table:table-cell>
          <table:table-cell table:formula="of:=LOWER([.A2] &amp; &quot;_&quot; &amp; [.B2] &amp; &quot;_&quot; &amp; [.C2])" office:value-type="string" office:string-value="jean_dupont_1985" calcext:value-type="string">
            <text:p>jean_dupont_1985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office:value-type="float" office:value="1990" calcext:value-type="float">
            <text:p>1990</text:p>
          </table:table-cell>
          <table:table-cell table:formula="of:=LOWER([.A3] &amp; &quot;_&quot; &amp; [.B3] &amp; &quot;_&quot; &amp; [.C3])" office:value-type="string" office:string-value="jacques_durant_1990" calcext:value-type="string">
            <text:p>jacques_durant_199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give me a formula that generates a unique identifier by merging the first name and last name, appending the year of birth, all in lowercase and separated by an underscore (_).</text:p>
            <text:p/>
          </table:table-cell>
          <table:table-cell table:number-columns-repeated="3"/>
        </table:table-row>
      </table:table>
      <table:table table:name="ex0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Year of Birth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float" office:value="1985" calcext:value-type="float">
            <text:p>1985</text:p>
          </table:table-cell>
          <table:table-cell table:formula="of:=IF([.C2]&lt;1990; &quot;OLD_&quot; &amp; UPPER([.A2] &amp; &quot;|&quot; &amp; [.B2]); &quot;NEW_&quot; &amp; LOWER([.B2] &amp; &quot;-&quot; &amp; [.A2]))" office:value-type="string" office:string-value="OLD_JEAN|DUPONT" calcext:value-type="string">
            <text:p>OLD_JEAN|DUPONT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office:value-type="float" office:value="1990" calcext:value-type="float">
            <text:p>1990</text:p>
          </table:table-cell>
          <table:table-cell table:formula="of:=IF([.C3]&lt;1990; &quot;OLD_&quot; &amp; UPPER([.A3] &amp; &quot;|&quot; &amp; [.B3]); &quot;NEW_&quot; &amp; LOWER([.B3] &amp; &quot;-&quot; &amp; [.A3]))" office:value-type="string" office:string-value="NEW_durant-jacques" calcext:value-type="string">
            <text:p>NEW_durant-jacques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Dupuis</text:p>
          </table:table-cell>
          <table:table-cell office:value-type="float" office:value="1980" calcext:value-type="float">
            <text:p>1980</text:p>
          </table:table-cell>
          <table:table-cell table:formula="of:=IF([.C4]&lt;1990; &quot;OLD_&quot; &amp; UPPER([.A4] &amp; &quot;|&quot; &amp; [.B4]); &quot;NEW_&quot; &amp; LOWER([.B4] &amp; &quot;-&quot; &amp; [.A4]))" office:value-type="string" office:string-value="OLD_MARIE|DUPUIS" calcext:value-type="string">
            <text:p>OLD_MARIE|DUPU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ve me a formula to generate a unique identifier based on year of birth. If born before 1990, use 'OLD_' + First Name and Last Name in uppercase, separated by a vertical bar (|). If born in 1990 or after, use 'NEW_' + Last Name and First Name in lowercase, separated by a hyphen (-).</text:p>
          </table:table-cell>
          <table:table-cell table:number-columns-repeated="3"/>
        </table:table-row>
      </table:table>
      <table:table table:name="ex0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Date of Hire</text:p>
          </table:table-cell>
          <table:table-cell office:value-type="string" calcext:value-type="string">
            <text:p>Annual Salary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Whitaker</text:p>
          </table:table-cell>
          <table:table-cell office:value-type="date" office:date-value="1997-04-03" calcext:value-type="date">
            <text:p>1997-04-03</text:p>
          </table:table-cell>
          <table:table-cell office:value-type="string" calcext:value-type="string">
            <text:p>Project Manager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69160" calcext:value-type="float">
            <text:p>6916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Gonzales</text:p>
          </table:table-cell>
          <table:table-cell office:value-type="date" office:date-value="1979-08-03" calcext:value-type="date">
            <text:p>1979-08-03</text:p>
          </table:table-cell>
          <table:table-cell office:value-type="string" calcext:value-type="string">
            <text:p>Designer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54142" calcext:value-type="float">
            <text:p>54142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pencer</text:p>
          </table:table-cell>
          <table:table-cell office:value-type="date" office:date-value="1982-08-12" calcext:value-type="date">
            <text:p>1982-08-12</text:p>
          </table:table-cell>
          <table:table-cell office:value-type="string" calcext:value-type="string">
            <text:p>HR Specialist</text:p>
          </table:table-cell>
          <table:table-cell office:value-type="date" office:date-value="2006-10-18" calcext:value-type="date">
            <text:p>2006-10-18</text:p>
          </table:table-cell>
          <table:table-cell office:value-type="float" office:value="41167" calcext:value-type="float">
            <text:p>41167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Nelson</text:p>
          </table:table-cell>
          <table:table-cell office:value-type="date" office:date-value="1967-10-07" calcext:value-type="date">
            <text:p>1967-10-07</text:p>
          </table:table-cell>
          <table:table-cell office:value-type="string" calcext:value-type="string">
            <text:p>HR Specialist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55661" calcext:value-type="float">
            <text:p>55661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string" calcext:value-type="string">
            <text:p>Gillespie</text:p>
          </table:table-cell>
          <table:table-cell office:value-type="date" office:date-value="1984-11-26" calcext:value-type="date">
            <text:p>1984-11-26</text:p>
          </table:table-cell>
          <table:table-cell office:value-type="string" calcext:value-type="string">
            <text:p>SysAdmin</text:p>
          </table:table-cell>
          <table:table-cell office:value-type="date" office:date-value="2015-12-14" calcext:value-type="date">
            <text:p>2015-12-14</text:p>
          </table:table-cell>
          <table:table-cell office:value-type="float" office:value="65857" calcext:value-type="float">
            <text:p>6585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Ford</text:p>
          </table:table-cell>
          <table:table-cell office:value-type="date" office:date-value="1970-02-23" calcext:value-type="date">
            <text:p>1970-02-23</text:p>
          </table:table-cell>
          <table:table-cell office:value-type="string" calcext:value-type="string">
            <text:p>Developer</text:p>
          </table:table-cell>
          <table:table-cell office:value-type="date" office:date-value="2007-08-31" calcext:value-type="date">
            <text:p>2007-08-31</text:p>
          </table:table-cell>
          <table:table-cell office:value-type="float" office:value="60332" calcext:value-type="float">
            <text:p>60332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date" office:date-value="1988-08-05" calcext:value-type="date">
            <text:p>1988-08-05</text:p>
          </table:table-cell>
          <table:table-cell office:value-type="string" calcext:value-type="string">
            <text:p>Designer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61688" calcext:value-type="float">
            <text:p>61688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Ochoa</text:p>
          </table:table-cell>
          <table:table-cell office:value-type="date" office:date-value="1973-06-12" calcext:value-type="date">
            <text:p>1973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8-11-14" calcext:value-type="date">
            <text:p>2018-11-14</text:p>
          </table:table-cell>
          <table:table-cell office:value-type="float" office:value="81442" calcext:value-type="float">
            <text:p>81442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Medina</text:p>
          </table:table-cell>
          <table:table-cell office:value-type="date" office:date-value="1994-02-25" calcext:value-type="date">
            <text:p>1994-02-25</text:p>
          </table:table-cell>
          <table:table-cell office:value-type="string" calcext:value-type="string">
            <text:p>QA Engineer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59198" calcext:value-type="float">
            <text:p>59198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Price</text:p>
          </table:table-cell>
          <table:table-cell office:value-type="date" office:date-value="1967-08-06" calcext:value-type="date">
            <text:p>1967-08-06</text:p>
          </table:table-cell>
          <table:table-cell office:value-type="string" calcext:value-type="string">
            <text:p>Data Analyst</text:p>
          </table:table-cell>
          <table:table-cell office:value-type="date" office:date-value="2007-09-11" calcext:value-type="date">
            <text:p>2007-09-11</text:p>
          </table:table-cell>
          <table:table-cell office:value-type="float" office:value="56155" calcext:value-type="float">
            <text:p>56155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Reeves</text:p>
          </table:table-cell>
          <table:table-cell office:value-type="date" office:date-value="1964-05-17" calcext:value-type="date">
            <text:p>1964-05-17</text:p>
          </table:table-cell>
          <table:table-cell office:value-type="string" calcext:value-type="string">
            <text:p>Data Analyst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59664" calcext:value-type="float">
            <text:p>5966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avidson</text:p>
          </table:table-cell>
          <table:table-cell office:value-type="date" office:date-value="1972-12-04" calcext:value-type="date">
            <text:p>1972-12-04</text:p>
          </table:table-cell>
          <table:table-cell office:value-type="string" calcext:value-type="string">
            <text:p>Designer</text:p>
          </table:table-cell>
          <table:table-cell office:value-type="date" office:date-value="2008-07-04" calcext:value-type="date">
            <text:p>2008-07-04</text:p>
          </table:table-cell>
          <table:table-cell office:value-type="float" office:value="42372" calcext:value-type="float">
            <text:p>42372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Key</text:p>
          </table:table-cell>
          <table:table-cell office:value-type="date" office:date-value="1989-09-22" calcext:value-type="date">
            <text:p>1989-09-22</text:p>
          </table:table-cell>
          <table:table-cell office:value-type="string" calcext:value-type="string">
            <text:p>Developer</text:p>
          </table:table-cell>
          <table:table-cell office:value-type="date" office:date-value="2007-07-13" calcext:value-type="date">
            <text:p>2007-07-13</text:p>
          </table:table-cell>
          <table:table-cell office:value-type="float" office:value="74464" calcext:value-type="float">
            <text:p>74464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Young</text:p>
          </table:table-cell>
          <table:table-cell office:value-type="date" office:date-value="1972-09-21" calcext:value-type="date">
            <text:p>1972-09-21</text:p>
          </table:table-cell>
          <table:table-cell office:value-type="string" calcext:value-type="string">
            <text:p>Developer</text:p>
          </table:table-cell>
          <table:table-cell office:value-type="date" office:date-value="2006-08-23" calcext:value-type="date">
            <text:p>2006-08-23</text:p>
          </table:table-cell>
          <table:table-cell office:value-type="float" office:value="48781" calcext:value-type="float">
            <text:p>48781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Curtis</text:p>
          </table:table-cell>
          <table:table-cell office:value-type="date" office:date-value="1971-08-04" calcext:value-type="date">
            <text:p>1971-08-04</text:p>
          </table:table-cell>
          <table:table-cell office:value-type="string" calcext:value-type="string">
            <text:p>QA Engineer</text:p>
          </table:table-cell>
          <table:table-cell office:value-type="date" office:date-value="2008-04-16" calcext:value-type="date">
            <text:p>2008-04-16</text:p>
          </table:table-cell>
          <table:table-cell office:value-type="float" office:value="60808" calcext:value-type="float">
            <text:p>60808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hitney</text:p>
          </table:table-cell>
          <table:table-cell office:value-type="date" office:date-value="1967-06-22" calcext:value-type="date">
            <text:p>1967-06-22</text:p>
          </table:table-cell>
          <table:table-cell office:value-type="string" calcext:value-type="string">
            <text:p>Developer</text:p>
          </table:table-cell>
          <table:table-cell office:value-type="date" office:date-value="2016-04-04" calcext:value-type="date">
            <text:p>2016-04-04</text:p>
          </table:table-cell>
          <table:table-cell office:value-type="float" office:value="79793" calcext:value-type="float">
            <text:p>79793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dner</text:p>
          </table:table-cell>
          <table:table-cell office:value-type="date" office:date-value="1972-10-02" calcext:value-type="date">
            <text:p>1972-10-02</text:p>
          </table:table-cell>
          <table:table-cell office:value-type="string" calcext:value-type="string">
            <text:p>Product Owner</text:p>
          </table:table-cell>
          <table:table-cell office:value-type="date" office:date-value="2015-05-31" calcext:value-type="date">
            <text:p>2015-05-31</text:p>
          </table:table-cell>
          <table:table-cell office:value-type="float" office:value="80328" calcext:value-type="float">
            <text:p>80328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all</text:p>
          </table:table-cell>
          <table:table-cell office:value-type="date" office:date-value="1981-05-10" calcext:value-type="date">
            <text:p>1981-05-10</text:p>
          </table:table-cell>
          <table:table-cell office:value-type="string" calcext:value-type="string">
            <text:p>Product Owner</text:p>
          </table:table-cell>
          <table:table-cell office:value-type="date" office:date-value="2011-03-02" calcext:value-type="date">
            <text:p>2011-03-02</text:p>
          </table:table-cell>
          <table:table-cell office:value-type="float" office:value="69442" calcext:value-type="float">
            <text:p>6944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arroll</text:p>
          </table:table-cell>
          <table:table-cell office:value-type="date" office:date-value="1983-04-08" calcext:value-type="date">
            <text:p>1983-04-08</text:p>
          </table:table-cell>
          <table:table-cell office:value-type="string" calcext:value-type="string">
            <text:p>Product Owner</text:p>
          </table:table-cell>
          <table:table-cell office:value-type="date" office:date-value="2005-11-21" calcext:value-type="date">
            <text:p>2005-11-21</text:p>
          </table:table-cell>
          <table:table-cell office:value-type="float" office:value="92319" calcext:value-type="float">
            <text:p>9231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Garcia</text:p>
          </table:table-cell>
          <table:table-cell office:value-type="date" office:date-value="1986-09-12" calcext:value-type="date">
            <text:p>1986-09-12</text:p>
          </table:table-cell>
          <table:table-cell office:value-type="string" calcext:value-type="string">
            <text:p>Developer</text:p>
          </table:table-cell>
          <table:table-cell office:value-type="date" office:date-value="2005-03-12" calcext:value-type="date">
            <text:p>2005-03-12</text:p>
          </table:table-cell>
          <table:table-cell office:value-type="float" office:value="57748" calcext:value-type="float">
            <text:p>57748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Watson</text:p>
          </table:table-cell>
          <table:table-cell office:value-type="date" office:date-value="1977-03-21" calcext:value-type="date">
            <text:p>1977-03-21</text:p>
          </table:table-cell>
          <table:table-cell office:value-type="string" calcext:value-type="string">
            <text:p>SysAdmin</text:p>
          </table:table-cell>
          <table:table-cell office:value-type="date" office:date-value="2013-04-14" calcext:value-type="date">
            <text:p>2013-04-14</text:p>
          </table:table-cell>
          <table:table-cell office:value-type="float" office:value="52510" calcext:value-type="float">
            <text:p>52510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Grant</text:p>
          </table:table-cell>
          <table:table-cell office:value-type="date" office:date-value="1969-05-31" calcext:value-type="date">
            <text:p>1969-05-31</text:p>
          </table:table-cell>
          <table:table-cell office:value-type="string" calcext:value-type="string">
            <text:p>QA Engineer</text:p>
          </table:table-cell>
          <table:table-cell office:value-type="date" office:date-value="2018-03-14" calcext:value-type="date">
            <text:p>2018-03-14</text:p>
          </table:table-cell>
          <table:table-cell office:value-type="float" office:value="53846" calcext:value-type="float">
            <text:p>53846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Ramirez</text:p>
          </table:table-cell>
          <table:table-cell office:value-type="date" office:date-value="1974-02-01" calcext:value-type="date">
            <text:p>1974-02-01</text:p>
          </table:table-cell>
          <table:table-cell office:value-type="string" calcext:value-type="string">
            <text:p>Product Owner</text:p>
          </table:table-cell>
          <table:table-cell office:value-type="date" office:date-value="2011-03-01" calcext:value-type="date">
            <text:p>2011-03-01</text:p>
          </table:table-cell>
          <table:table-cell office:value-type="float" office:value="67873" calcext:value-type="float">
            <text:p>67873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oyd</text:p>
          </table:table-cell>
          <table:table-cell office:value-type="date" office:date-value="1966-12-04" calcext:value-type="date">
            <text:p>1966-12-04</text:p>
          </table:table-cell>
          <table:table-cell office:value-type="string" calcext:value-type="string">
            <text:p>Product Owner</text:p>
          </table:table-cell>
          <table:table-cell office:value-type="date" office:date-value="2013-12-20" calcext:value-type="date">
            <text:p>2013-12-20</text:p>
          </table:table-cell>
          <table:table-cell office:value-type="float" office:value="86921" calcext:value-type="float">
            <text:p>86921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illiams</text:p>
          </table:table-cell>
          <table:table-cell office:value-type="date" office:date-value="2002-01-13" calcext:value-type="date">
            <text:p>2002-01-13</text:p>
          </table:table-cell>
          <table:table-cell office:value-type="string" calcext:value-type="string">
            <text:p>Designer</text:p>
          </table:table-cell>
          <table:table-cell office:value-type="date" office:date-value="2006-07-16" calcext:value-type="date">
            <text:p>2006-07-16</text:p>
          </table:table-cell>
          <table:table-cell office:value-type="float" office:value="50302" calcext:value-type="float">
            <text:p>50302</text:p>
          </table:table-cell>
        </table:table-row>
        <table:table-row table:style-name="ro1">
          <table:table-cell office:value-type="string" calcext:value-type="string">
            <text:p>Tami</text:p>
          </table:table-cell>
          <table:table-cell office:value-type="string" calcext:value-type="string">
            <text:p>Weaver</text:p>
          </table:table-cell>
          <table:table-cell office:value-type="date" office:date-value="1984-05-30" calcext:value-type="date">
            <text:p>1984-05-30</text:p>
          </table:table-cell>
          <table:table-cell office:value-type="string" calcext:value-type="string">
            <text:p>Product Owner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5930" calcext:value-type="float">
            <text:p>7593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Robinson</text:p>
          </table:table-cell>
          <table:table-cell office:value-type="date" office:date-value="1994-06-10" calcext:value-type="date">
            <text:p>1994-06-10</text:p>
          </table:table-cell>
          <table:table-cell office:value-type="string" calcext:value-type="string">
            <text:p>Project Manager</text:p>
          </table:table-cell>
          <table:table-cell office:value-type="date" office:date-value="2009-03-05" calcext:value-type="date">
            <text:p>2009-03-05</text:p>
          </table:table-cell>
          <table:table-cell office:value-type="float" office:value="60410" calcext:value-type="float">
            <text:p>60410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ecker</text:p>
          </table:table-cell>
          <table:table-cell office:value-type="date" office:date-value="1974-06-10" calcext:value-type="date">
            <text:p>1974-06-10</text:p>
          </table:table-cell>
          <table:table-cell office:value-type="string" calcext:value-type="string">
            <text:p>Designer</text:p>
          </table:table-cell>
          <table:table-cell office:value-type="date" office:date-value="2005-03-20" calcext:value-type="date">
            <text:p>2005-03-20</text:p>
          </table:table-cell>
          <table:table-cell office:value-type="float" office:value="40265" calcext:value-type="float">
            <text:p>40265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Hancock</text:p>
          </table:table-cell>
          <table:table-cell office:value-type="date" office:date-value="1991-04-30" calcext:value-type="date">
            <text:p>1991-04-30</text:p>
          </table:table-cell>
          <table:table-cell office:value-type="string" calcext:value-type="string">
            <text:p>Project Manager</text:p>
          </table:table-cell>
          <table:table-cell office:value-type="date" office:date-value="2018-03-21" calcext:value-type="date">
            <text:p>2018-03-21</text:p>
          </table:table-cell>
          <table:table-cell office:value-type="float" office:value="89584" calcext:value-type="float">
            <text:p>89584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Clark</text:p>
          </table:table-cell>
          <table:table-cell office:value-type="date" office:date-value="1992-06-08" calcext:value-type="date">
            <text:p>1992-06-08</text:p>
          </table:table-cell>
          <table:table-cell office:value-type="string" calcext:value-type="string">
            <text:p>Project Manager</text:p>
          </table:table-cell>
          <table:table-cell office:value-type="date" office:date-value="2009-09-07" calcext:value-type="date">
            <text:p>2009-09-07</text:p>
          </table:table-cell>
          <table:table-cell office:value-type="float" office:value="79438" calcext:value-type="float">
            <text:p>79438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</text:p>
          </table:table-cell>
          <table:table-cell office:value-type="date" office:date-value="1970-07-20" calcext:value-type="date">
            <text:p>1970-07-20</text:p>
          </table:table-cell>
          <table:table-cell office:value-type="string" calcext:value-type="string">
            <text:p>Data Analyst</text:p>
          </table:table-cell>
          <table:table-cell office:value-type="date" office:date-value="2008-03-27" calcext:value-type="date">
            <text:p>2008-03-27</text:p>
          </table:table-cell>
          <table:table-cell office:value-type="float" office:value="74437" calcext:value-type="float">
            <text:p>74437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White</text:p>
          </table:table-cell>
          <table:table-cell office:value-type="date" office:date-value="1981-04-27" calcext:value-type="date">
            <text:p>1981-04-27</text:p>
          </table:table-cell>
          <table:table-cell office:value-type="string" calcext:value-type="string">
            <text:p>QA Engineer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60138" calcext:value-type="float">
            <text:p>60138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Navarro</text:p>
          </table:table-cell>
          <table:table-cell office:value-type="date" office:date-value="1980-09-13" calcext:value-type="date">
            <text:p>1980-09-13</text:p>
          </table:table-cell>
          <table:table-cell office:value-type="string" calcext:value-type="string">
            <text:p>HR Specialist</text:p>
          </table:table-cell>
          <table:table-cell office:value-type="date" office:date-value="2009-01-15" calcext:value-type="date">
            <text:p>2009-01-15</text:p>
          </table:table-cell>
          <table:table-cell office:value-type="float" office:value="48632" calcext:value-type="float">
            <text:p>48632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Smith</text:p>
          </table:table-cell>
          <table:table-cell office:value-type="date" office:date-value="1977-07-03" calcext:value-type="date">
            <text:p>1977-07-03</text:p>
          </table:table-cell>
          <table:table-cell office:value-type="string" calcext:value-type="string">
            <text:p>Data Analyst</text:p>
          </table:table-cell>
          <table:table-cell office:value-type="date" office:date-value="2014-01-14" calcext:value-type="date">
            <text:p>2014-01-14</text:p>
          </table:table-cell>
          <table:table-cell office:value-type="float" office:value="51878" calcext:value-type="float">
            <text:p>51878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Duffy</text:p>
          </table:table-cell>
          <table:table-cell office:value-type="date" office:date-value="1994-06-04" calcext:value-type="date">
            <text:p>1994-06-04</text:p>
          </table:table-cell>
          <table:table-cell office:value-type="string" calcext:value-type="string">
            <text:p>Data Analys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54649" calcext:value-type="float">
            <text:p>54649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Alexander</text:p>
          </table:table-cell>
          <table:table-cell office:value-type="date" office:date-value="1972-10-15" calcext:value-type="date">
            <text:p>1972-10-15</text:p>
          </table:table-cell>
          <table:table-cell office:value-type="string" calcext:value-type="string">
            <text:p>Developer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50461" calcext:value-type="float">
            <text:p>50461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stillo</text:p>
          </table:table-cell>
          <table:table-cell office:value-type="date" office:date-value="1981-06-13" calcext:value-type="date">
            <text:p>1981-06-13</text:p>
          </table:table-cell>
          <table:table-cell office:value-type="string" calcext:value-type="string">
            <text:p>Developer</text:p>
          </table:table-cell>
          <table:table-cell office:value-type="date" office:date-value="2016-07-23" calcext:value-type="date">
            <text:p>2016-07-23</text:p>
          </table:table-cell>
          <table:table-cell office:value-type="float" office:value="48851" calcext:value-type="float">
            <text:p>48851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Gallagher</text:p>
          </table:table-cell>
          <table:table-cell office:value-type="date" office:date-value="1994-06-12" calcext:value-type="date">
            <text:p>1994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4-07-01" calcext:value-type="date">
            <text:p>2014-07-01</text:p>
          </table:table-cell>
          <table:table-cell office:value-type="float" office:value="65791" calcext:value-type="float">
            <text:p>65791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Fitzpatrick</text:p>
          </table:table-cell>
          <table:table-cell office:value-type="date" office:date-value="1998-04-09" calcext:value-type="date">
            <text:p>1998-04-09</text:p>
          </table:table-cell>
          <table:table-cell office:value-type="string" calcext:value-type="string">
            <text:p>Developer</text:p>
          </table:table-cell>
          <table:table-cell office:value-type="date" office:date-value="2021-08-15" calcext:value-type="date">
            <text:p>2021-08-15</text:p>
          </table:table-cell>
          <table:table-cell office:value-type="float" office:value="62647" calcext:value-type="float">
            <text:p>6264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Keller</text:p>
          </table:table-cell>
          <table:table-cell office:value-type="date" office:date-value="1981-01-28" calcext:value-type="date">
            <text:p>1981-01-28</text:p>
          </table:table-cell>
          <table:table-cell office:value-type="string" calcext:value-type="string">
            <text:p>Designer</text:p>
          </table:table-cell>
          <table:table-cell office:value-type="date" office:date-value="2010-02-20" calcext:value-type="date">
            <text:p>2010-02-20</text:p>
          </table:table-cell>
          <table:table-cell office:value-type="float" office:value="52194" calcext:value-type="float">
            <text:p>52194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dams</text:p>
          </table:table-cell>
          <table:table-cell office:value-type="date" office:date-value="2002-12-25" calcext:value-type="date">
            <text:p>2002-12-25</text:p>
          </table:table-cell>
          <table:table-cell office:value-type="string" calcext:value-type="string">
            <text:p>Data Analyst</text:p>
          </table:table-cell>
          <table:table-cell office:value-type="date" office:date-value="2006-02-05" calcext:value-type="date">
            <text:p>2006-02-05</text:p>
          </table:table-cell>
          <table:table-cell office:value-type="float" office:value="64292" calcext:value-type="float">
            <text:p>64292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Chavez</text:p>
          </table:table-cell>
          <table:table-cell office:value-type="date" office:date-value="2000-11-14" calcext:value-type="date">
            <text:p>2000-11-14</text:p>
          </table:table-cell>
          <table:table-cell office:value-type="string" calcext:value-type="string">
            <text:p>QA Engineer</text:p>
          </table:table-cell>
          <table:table-cell office:value-type="date" office:date-value="2011-02-18" calcext:value-type="date">
            <text:p>2011-02-18</text:p>
          </table:table-cell>
          <table:table-cell office:value-type="float" office:value="45141" calcext:value-type="float">
            <text:p>45141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string" calcext:value-type="string">
            <text:p>Becker</text:p>
          </table:table-cell>
          <table:table-cell office:value-type="date" office:date-value="1969-03-12" calcext:value-type="date">
            <text:p>1969-03-12</text:p>
          </table:table-cell>
          <table:table-cell office:value-type="string" calcext:value-type="string">
            <text:p>SysAdmin</text:p>
          </table:table-cell>
          <table:table-cell office:value-type="date" office:date-value="2010-09-24" calcext:value-type="date">
            <text:p>2010-09-24</text:p>
          </table:table-cell>
          <table:table-cell office:value-type="float" office:value="69243" calcext:value-type="float">
            <text:p>69243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Lindsey</text:p>
          </table:table-cell>
          <table:table-cell office:value-type="date" office:date-value="1986-06-07" calcext:value-type="date">
            <text:p>1986-06-07</text:p>
          </table:table-cell>
          <table:table-cell office:value-type="string" calcext:value-type="string">
            <text:p>Product Owner</text:p>
          </table:table-cell>
          <table:table-cell office:value-type="date" office:date-value="2005-09-20" calcext:value-type="date">
            <text:p>2005-09-20</text:p>
          </table:table-cell>
          <table:table-cell office:value-type="float" office:value="85568" calcext:value-type="float">
            <text:p>85568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Thomas</text:p>
          </table:table-cell>
          <table:table-cell office:value-type="date" office:date-value="1986-07-31" calcext:value-type="date">
            <text:p>1986-07-31</text:p>
          </table:table-cell>
          <table:table-cell office:value-type="string" calcext:value-type="string">
            <text:p>Developer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70058" calcext:value-type="float">
            <text:p>70058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mith</text:p>
          </table:table-cell>
          <table:table-cell office:value-type="date" office:date-value="1997-04-21" calcext:value-type="date">
            <text:p>1997-04-21</text:p>
          </table:table-cell>
          <table:table-cell office:value-type="string" calcext:value-type="string">
            <text:p>Product Owner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68952" calcext:value-type="float">
            <text:p>6895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ratt</text:p>
          </table:table-cell>
          <table:table-cell office:value-type="date" office:date-value="1974-11-12" calcext:value-type="date">
            <text:p>1974-11-12</text:p>
          </table:table-cell>
          <table:table-cell office:value-type="string" calcext:value-type="string">
            <text:p>Data Analyst</text:p>
          </table:table-cell>
          <table:table-cell office:value-type="date" office:date-value="2012-11-08" calcext:value-type="date">
            <text:p>2012-11-08</text:p>
          </table:table-cell>
          <table:table-cell office:value-type="float" office:value="54078" calcext:value-type="float">
            <text:p>54078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Payne</text:p>
          </table:table-cell>
          <table:table-cell office:value-type="date" office:date-value="1974-04-21" calcext:value-type="date">
            <text:p>1974-04-21</text:p>
          </table:table-cell>
          <table:table-cell office:value-type="string" calcext:value-type="string">
            <text:p>Project Manager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79672" calcext:value-type="float">
            <text:p>79672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Adams</text:p>
          </table:table-cell>
          <table:table-cell office:value-type="date" office:date-value="1985-12-04" calcext:value-type="date">
            <text:p>1985-12-04</text:p>
          </table:table-cell>
          <table:table-cell office:value-type="string" calcext:value-type="string">
            <text:p>Project Manager</text:p>
          </table:table-cell>
          <table:table-cell office:value-type="date" office:date-value="2019-03-30" calcext:value-type="date">
            <text:p>2019-03-30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Perez</text:p>
          </table:table-cell>
          <table:table-cell office:value-type="date" office:date-value="1975-08-15" calcext:value-type="date">
            <text:p>1975-08-15</text:p>
          </table:table-cell>
          <table:table-cell office:value-type="string" calcext:value-type="string">
            <text:p>Project Manager</text:p>
          </table:table-cell>
          <table:table-cell office:value-type="date" office:date-value="2007-05-17" calcext:value-type="date">
            <text:p>2007-05-17</text:p>
          </table:table-cell>
          <table:table-cell office:value-type="float" office:value="67333" calcext:value-type="float">
            <text:p>6733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Bryant</text:p>
          </table:table-cell>
          <table:table-cell office:value-type="date" office:date-value="1965-12-12" calcext:value-type="date">
            <text:p>1965-12-12</text:p>
          </table:table-cell>
          <table:table-cell office:value-type="string" calcext:value-type="string">
            <text:p>Developer</text:p>
          </table:table-cell>
          <table:table-cell office:value-type="date" office:date-value="2009-07-24" calcext:value-type="date">
            <text:p>2009-07-24</text:p>
          </table:table-cell>
          <table:table-cell office:value-type="float" office:value="64215" calcext:value-type="float">
            <text:p>64215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Walke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QA Engineer</text:p>
          </table:table-cell>
          <table:table-cell office:value-type="date" office:date-value="2015-05-03" calcext:value-type="date">
            <text:p>2015-05-03</text:p>
          </table:table-cell>
          <table:table-cell office:value-type="float" office:value="42381" calcext:value-type="float">
            <text:p>42381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onzalez</text:p>
          </table:table-cell>
          <table:table-cell office:value-type="date" office:date-value="1981-06-06" calcext:value-type="date">
            <text:p>1981-06-06</text:p>
          </table:table-cell>
          <table:table-cell office:value-type="string" calcext:value-type="string">
            <text:p>Product Owner</text:p>
          </table:table-cell>
          <table:table-cell office:value-type="date" office:date-value="2009-11-26" calcext:value-type="date">
            <text:p>2009-11-26</text:p>
          </table:table-cell>
          <table:table-cell office:value-type="float" office:value="81095" calcext:value-type="float">
            <text:p>81095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Davis</text:p>
          </table:table-cell>
          <table:table-cell office:value-type="date" office:date-value="1974-04-01" calcext:value-type="date">
            <text:p>1974-04-01</text:p>
          </table:table-cell>
          <table:table-cell office:value-type="string" calcext:value-type="string">
            <text:p>SysAdmin</text:p>
          </table:table-cell>
          <table:table-cell office:value-type="date" office:date-value="2014-01-13" calcext:value-type="date">
            <text:p>2014-01-13</text:p>
          </table:table-cell>
          <table:table-cell office:value-type="float" office:value="51338" calcext:value-type="float">
            <text:p>51338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Tucker</text:p>
          </table:table-cell>
          <table:table-cell office:value-type="date" office:date-value="1987-03-10" calcext:value-type="date">
            <text:p>1987-03-10</text:p>
          </table:table-cell>
          <table:table-cell office:value-type="string" calcext:value-type="string">
            <text:p>Product Owner</text:p>
          </table:table-cell>
          <table:table-cell office:value-type="date" office:date-value="2008-01-02" calcext:value-type="date">
            <text:p>2008-01-02</text:p>
          </table:table-cell>
          <table:table-cell office:value-type="float" office:value="78724" calcext:value-type="float">
            <text:p>78724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Scott</text:p>
          </table:table-cell>
          <table:table-cell office:value-type="date" office:date-value="1972-01-07" calcext:value-type="date">
            <text:p>1972-01-07</text:p>
          </table:table-cell>
          <table:table-cell office:value-type="string" calcext:value-type="string">
            <text:p>Developer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78908" calcext:value-type="float">
            <text:p>7890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acobs</text:p>
          </table:table-cell>
          <table:table-cell office:value-type="date" office:date-value="1995-01-28" calcext:value-type="date">
            <text:p>1995-01-28</text:p>
          </table:table-cell>
          <table:table-cell office:value-type="string" calcext:value-type="string">
            <text:p>Project Manager</text:p>
          </table:table-cell>
          <table:table-cell office:value-type="date" office:date-value="2006-11-19" calcext:value-type="date">
            <text:p>2006-11-19</text:p>
          </table:table-cell>
          <table:table-cell office:value-type="float" office:value="77980" calcext:value-type="float">
            <text:p>77980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string" calcext:value-type="string">
            <text:p>Mcdowell</text:p>
          </table:table-cell>
          <table:table-cell office:value-type="date" office:date-value="1976-06-14" calcext:value-type="date">
            <text:p>1976-06-14</text:p>
          </table:table-cell>
          <table:table-cell office:value-type="string" calcext:value-type="string">
            <text:p>Data Analyst</text:p>
          </table:table-cell>
          <table:table-cell office:value-type="date" office:date-value="2010-10-14" calcext:value-type="date">
            <text:p>2010-10-14</text:p>
          </table:table-cell>
          <table:table-cell office:value-type="float" office:value="70761" calcext:value-type="float">
            <text:p>70761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Keller</text:p>
          </table:table-cell>
          <table:table-cell office:value-type="date" office:date-value="1992-02-10" calcext:value-type="date">
            <text:p>1992-02-10</text:p>
          </table:table-cell>
          <table:table-cell office:value-type="string" calcext:value-type="string">
            <text:p>Designer</text:p>
          </table:table-cell>
          <table:table-cell office:value-type="date" office:date-value="2016-04-11" calcext:value-type="date">
            <text:p>2016-04-11</text:p>
          </table:table-cell>
          <table:table-cell office:value-type="float" office:value="50116" calcext:value-type="float">
            <text:p>50116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Evans</text:p>
          </table:table-cell>
          <table:table-cell office:value-type="date" office:date-value="1968-10-12" calcext:value-type="date">
            <text:p>1968-10-12</text:p>
          </table:table-cell>
          <table:table-cell office:value-type="string" calcext:value-type="string">
            <text:p>Product Owner</text:p>
          </table:table-cell>
          <table:table-cell office:value-type="date" office:date-value="2013-01-11" calcext:value-type="date">
            <text:p>2013-01-11</text:p>
          </table:table-cell>
          <table:table-cell office:value-type="float" office:value="73635" calcext:value-type="float">
            <text:p>73635</text:p>
          </table:table-cell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Bullock</text:p>
          </table:table-cell>
          <table:table-cell office:value-type="date" office:date-value="1979-07-19" calcext:value-type="date">
            <text:p>1979-07-19</text:p>
          </table:table-cell>
          <table:table-cell office:value-type="string" calcext:value-type="string">
            <text:p>Designer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58706" calcext:value-type="float">
            <text:p>5870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rter</text:p>
          </table:table-cell>
          <table:table-cell office:value-type="date" office:date-value="1975-08-24" calcext:value-type="date">
            <text:p>1975-08-24</text:p>
          </table:table-cell>
          <table:table-cell office:value-type="string" calcext:value-type="string">
            <text:p>Designer</text:p>
          </table:table-cell>
          <table:table-cell office:value-type="date" office:date-value="2012-01-19" calcext:value-type="date">
            <text:p>2012-01-19</text:p>
          </table:table-cell>
          <table:table-cell office:value-type="float" office:value="43007" calcext:value-type="float">
            <text:p>43007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ale</text:p>
          </table:table-cell>
          <table:table-cell office:value-type="date" office:date-value="1993-03-05" calcext:value-type="date">
            <text:p>1993-03-05</text:p>
          </table:table-cell>
          <table:table-cell office:value-type="string" calcext:value-type="string">
            <text:p>HR Specialist</text:p>
          </table:table-cell>
          <table:table-cell office:value-type="date" office:date-value="2020-10-05" calcext:value-type="date">
            <text:p>2020-10-05</text:p>
          </table:table-cell>
          <table:table-cell office:value-type="float" office:value="54535" calcext:value-type="float">
            <text:p>54535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Smith</text:p>
          </table:table-cell>
          <table:table-cell office:value-type="date" office:date-value="1997-07-09" calcext:value-type="date">
            <text:p>1997-07-09</text:p>
          </table:table-cell>
          <table:table-cell office:value-type="string" calcext:value-type="string">
            <text:p>Project Manager</text:p>
          </table:table-cell>
          <table:table-cell office:value-type="date" office:date-value="2020-12-15" calcext:value-type="date">
            <text:p>2020-12-15</text:p>
          </table:table-cell>
          <table:table-cell office:value-type="float" office:value="72040" calcext:value-type="float">
            <text:p>72040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Johnson</text:p>
          </table:table-cell>
          <table:table-cell office:value-type="date" office:date-value="1966-09-21" calcext:value-type="date">
            <text:p>1966-09-21</text:p>
          </table:table-cell>
          <table:table-cell office:value-type="string" calcext:value-type="string">
            <text:p>Data Analyst</text:p>
          </table:table-cell>
          <table:table-cell office:value-type="date" office:date-value="2019-11-11" calcext:value-type="date">
            <text:p>2019-11-11</text:p>
          </table:table-cell>
          <table:table-cell office:value-type="float" office:value="61674" calcext:value-type="float">
            <text:p>61674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ing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Product Owner</text:p>
          </table:table-cell>
          <table:table-cell office:value-type="date" office:date-value="2012-07-26" calcext:value-type="date">
            <text:p>2012-07-26</text:p>
          </table:table-cell>
          <table:table-cell office:value-type="float" office:value="66890" calcext:value-type="float">
            <text:p>66890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Davis</text:p>
          </table:table-cell>
          <table:table-cell office:value-type="date" office:date-value="1979-05-25" calcext:value-type="date">
            <text:p>1979-05-25</text:p>
          </table:table-cell>
          <table:table-cell office:value-type="string" calcext:value-type="string">
            <text:p>SysAdmin</text:p>
          </table:table-cell>
          <table:table-cell office:value-type="date" office:date-value="2012-05-19" calcext:value-type="date">
            <text:p>2012-05-19</text:p>
          </table:table-cell>
          <table:table-cell office:value-type="float" office:value="74662" calcext:value-type="float">
            <text:p>74662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Duncan</text:p>
          </table:table-cell>
          <table:table-cell office:value-type="date" office:date-value="1995-09-22" calcext:value-type="date">
            <text:p>1995-09-22</text:p>
          </table:table-cell>
          <table:table-cell office:value-type="string" calcext:value-type="string">
            <text:p>SysAdmin</text:p>
          </table:table-cell>
          <table:table-cell office:value-type="date" office:date-value="2009-03-15" calcext:value-type="date">
            <text:p>2009-03-15</text:p>
          </table:table-cell>
          <table:table-cell office:value-type="float" office:value="55409" calcext:value-type="float">
            <text:p>55409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Tate</text:p>
          </table:table-cell>
          <table:table-cell office:value-type="date" office:date-value="2000-06-08" calcext:value-type="date">
            <text:p>2000-06-08</text:p>
          </table:table-cell>
          <table:table-cell office:value-type="string" calcext:value-type="string">
            <text:p>HR Specialist</text:p>
          </table:table-cell>
          <table:table-cell office:value-type="date" office:date-value="2012-05-24" calcext:value-type="date">
            <text:p>2012-05-24</text:p>
          </table:table-cell>
          <table:table-cell office:value-type="float" office:value="38953" calcext:value-type="float">
            <text:p>38953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Case</text:p>
          </table:table-cell>
          <table:table-cell office:value-type="date" office:date-value="1967-08-29" calcext:value-type="date">
            <text:p>1967-08-29</text:p>
          </table:table-cell>
          <table:table-cell office:value-type="string" calcext:value-type="string">
            <text:p>Product Owner</text:p>
          </table:table-cell>
          <table:table-cell office:value-type="date" office:date-value="2008-02-15" calcext:value-type="date">
            <text:p>2008-02-15</text:p>
          </table:table-cell>
          <table:table-cell office:value-type="float" office:value="84696" calcext:value-type="float">
            <text:p>84696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Stewart</text:p>
          </table:table-cell>
          <table:table-cell office:value-type="date" office:date-value="2001-06-26" calcext:value-type="date">
            <text:p>2001-06-26</text:p>
          </table:table-cell>
          <table:table-cell office:value-type="string" calcext:value-type="string">
            <text:p>Data Analyst</text:p>
          </table:table-cell>
          <table:table-cell office:value-type="date" office:date-value="2013-08-01" calcext:value-type="date">
            <text:p>2013-08-01</text:p>
          </table:table-cell>
          <table:table-cell office:value-type="float" office:value="51774" calcext:value-type="float">
            <text:p>51774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Wilkins</text:p>
          </table:table-cell>
          <table:table-cell office:value-type="date" office:date-value="1990-03-27" calcext:value-type="date">
            <text:p>1990-03-27</text:p>
          </table:table-cell>
          <table:table-cell office:value-type="string" calcext:value-type="string">
            <text:p>Product Owner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80758" calcext:value-type="float">
            <text:p>80758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Nunez</text:p>
          </table:table-cell>
          <table:table-cell office:value-type="date" office:date-value="1969-12-31" calcext:value-type="date">
            <text:p>1969-12-31</text:p>
          </table:table-cell>
          <table:table-cell office:value-type="string" calcext:value-type="string">
            <text:p>SysAdmin</text:p>
          </table:table-cell>
          <table:table-cell office:value-type="date" office:date-value="2014-07-26" calcext:value-type="date">
            <text:p>2014-07-26</text:p>
          </table:table-cell>
          <table:table-cell office:value-type="float" office:value="65782" calcext:value-type="float">
            <text:p>65782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Ho</text:p>
          </table:table-cell>
          <table:table-cell office:value-type="date" office:date-value="1964-09-24" calcext:value-type="date">
            <text:p>1964-09-24</text:p>
          </table:table-cell>
          <table:table-cell office:value-type="string" calcext:value-type="string">
            <text:p>QA Engineer</text:p>
          </table:table-cell>
          <table:table-cell office:value-type="date" office:date-value="2016-12-02" calcext:value-type="date">
            <text:p>2016-12-02</text:p>
          </table:table-cell>
          <table:table-cell office:value-type="float" office:value="47363" calcext:value-type="float">
            <text:p>47363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Morales</text:p>
          </table:table-cell>
          <table:table-cell office:value-type="date" office:date-value="1991-01-02" calcext:value-type="date">
            <text:p>1991-01-02</text:p>
          </table:table-cell>
          <table:table-cell office:value-type="string" calcext:value-type="string">
            <text:p>Data Analyst</text:p>
          </table:table-cell>
          <table:table-cell office:value-type="date" office:date-value="2011-02-04" calcext:value-type="date">
            <text:p>2011-02-04</text:p>
          </table:table-cell>
          <table:table-cell office:value-type="float" office:value="67778" calcext:value-type="float">
            <text:p>67778</text:p>
          </table:table-cell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Gill</text:p>
          </table:table-cell>
          <table:table-cell office:value-type="date" office:date-value="1967-09-02" calcext:value-type="date">
            <text:p>1967-09-02</text:p>
          </table:table-cell>
          <table:table-cell office:value-type="string" calcext:value-type="string">
            <text:p>Developer</text:p>
          </table:table-cell>
          <table:table-cell office:value-type="date" office:date-value="2014-04-21" calcext:value-type="date">
            <text:p>2014-04-21</text:p>
          </table:table-cell>
          <table:table-cell office:value-type="float" office:value="61805" calcext:value-type="float">
            <text:p>61805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imon</text:p>
          </table:table-cell>
          <table:table-cell office:value-type="date" office:date-value="1967-02-16" calcext:value-type="date">
            <text:p>1967-02-16</text:p>
          </table:table-cell>
          <table:table-cell office:value-type="string" calcext:value-type="string">
            <text:p>Developer</text:p>
          </table:table-cell>
          <table:table-cell office:value-type="date" office:date-value="2008-03-24" calcext:value-type="date">
            <text:p>2008-03-24</text:p>
          </table:table-cell>
          <table:table-cell office:value-type="float" office:value="53465" calcext:value-type="float">
            <text:p>53465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Haynes</text:p>
          </table:table-cell>
          <table:table-cell office:value-type="date" office:date-value="1986-01-03" calcext:value-type="date">
            <text:p>1986-01-03</text:p>
          </table:table-cell>
          <table:table-cell office:value-type="string" calcext:value-type="string">
            <text:p>HR Specialist</text:p>
          </table:table-cell>
          <table:table-cell office:value-type="date" office:date-value="2014-08-09" calcext:value-type="date">
            <text:p>2014-08-09</text:p>
          </table:table-cell>
          <table:table-cell office:value-type="float" office:value="53949" calcext:value-type="float">
            <text:p>53949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mmond</text:p>
          </table:table-cell>
          <table:table-cell office:value-type="date" office:date-value="1982-09-14" calcext:value-type="date">
            <text:p>1982-09-14</text:p>
          </table:table-cell>
          <table:table-cell office:value-type="string" calcext:value-type="string">
            <text:p>Developer</text:p>
          </table:table-cell>
          <table:table-cell office:value-type="date" office:date-value="2005-05-28" calcext:value-type="date">
            <text:p>2005-05-28</text:p>
          </table:table-cell>
          <table:table-cell office:value-type="float" office:value="77566" calcext:value-type="float">
            <text:p>77566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Williams</text:p>
          </table:table-cell>
          <table:table-cell office:value-type="date" office:date-value="1988-09-08" calcext:value-type="date">
            <text:p>1988-09-08</text:p>
          </table:table-cell>
          <table:table-cell office:value-type="string" calcext:value-type="string">
            <text:p>Product Owner</text:p>
          </table:table-cell>
          <table:table-cell office:value-type="date" office:date-value="2015-09-04" calcext:value-type="date">
            <text:p>2015-09-04</text:p>
          </table:table-cell>
          <table:table-cell office:value-type="float" office:value="91848" calcext:value-type="float">
            <text:p>91848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owers</text:p>
          </table:table-cell>
          <table:table-cell office:value-type="date" office:date-value="1972-02-01" calcext:value-type="date">
            <text:p>1972-02-01</text:p>
          </table:table-cell>
          <table:table-cell office:value-type="string" calcext:value-type="string">
            <text:p>HR Specialist</text:p>
          </table:table-cell>
          <table:table-cell office:value-type="date" office:date-value="2016-11-16" calcext:value-type="date">
            <text:p>2016-11-16</text:p>
          </table:table-cell>
          <table:table-cell office:value-type="float" office:value="39312" calcext:value-type="float">
            <text:p>39312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Hunt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SysAdmin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70172" calcext:value-type="float">
            <text:p>7017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atson</text:p>
          </table:table-cell>
          <table:table-cell office:value-type="date" office:date-value="1985-05-09" calcext:value-type="date">
            <text:p>1985-05-09</text:p>
          </table:table-cell>
          <table:table-cell office:value-type="string" calcext:value-type="string">
            <text:p>Designer</text:p>
          </table:table-cell>
          <table:table-cell office:value-type="date" office:date-value="2008-10-02" calcext:value-type="date">
            <text:p>2008-10-02</text:p>
          </table:table-cell>
          <table:table-cell office:value-type="float" office:value="59084" calcext:value-type="float">
            <text:p>59084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Walker</text:p>
          </table:table-cell>
          <table:table-cell office:value-type="date" office:date-value="1967-09-26" calcext:value-type="date">
            <text:p>1967-09-26</text:p>
          </table:table-cell>
          <table:table-cell office:value-type="string" calcext:value-type="string">
            <text:p>QA Engineer</text:p>
          </table:table-cell>
          <table:table-cell office:value-type="date" office:date-value="2019-10-02" calcext:value-type="date">
            <text:p>2019-10-02</text:p>
          </table:table-cell>
          <table:table-cell office:value-type="float" office:value="48364" calcext:value-type="float">
            <text:p>48364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Castillo</text:p>
          </table:table-cell>
          <table:table-cell office:value-type="date" office:date-value="1974-12-26" calcext:value-type="date">
            <text:p>1974-12-26</text:p>
          </table:table-cell>
          <table:table-cell office:value-type="string" calcext:value-type="string">
            <text:p>QA Engineer</text:p>
          </table:table-cell>
          <table:table-cell office:value-type="date" office:date-value="2007-03-30" calcext:value-type="date">
            <text:p>2007-03-30</text:p>
          </table:table-cell>
          <table:table-cell office:value-type="float" office:value="59627" calcext:value-type="float">
            <text:p>59627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Gutierrez</text:p>
          </table:table-cell>
          <table:table-cell office:value-type="date" office:date-value="2001-05-24" calcext:value-type="date">
            <text:p>2001-05-24</text:p>
          </table:table-cell>
          <table:table-cell office:value-type="string" calcext:value-type="string">
            <text:p>Designer</text:p>
          </table:table-cell>
          <table:table-cell office:value-type="date" office:date-value="2017-12-14" calcext:value-type="date">
            <text:p>2017-12-14</text:p>
          </table:table-cell>
          <table:table-cell office:value-type="float" office:value="45841" calcext:value-type="float">
            <text:p>45841</text:p>
          </table:table-cell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organ</text:p>
          </table:table-cell>
          <table:table-cell office:value-type="date" office:date-value="1967-01-31" calcext:value-type="date">
            <text:p>1967-01-31</text:p>
          </table:table-cell>
          <table:table-cell office:value-type="string" calcext:value-type="string">
            <text:p>Data Analyst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50551" calcext:value-type="float">
            <text:p>5055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Riley</text:p>
          </table:table-cell>
          <table:table-cell office:value-type="date" office:date-value="1964-12-24" calcext:value-type="date">
            <text:p>1964-12-24</text:p>
          </table:table-cell>
          <table:table-cell office:value-type="string" calcext:value-type="string">
            <text:p>SysAdmin</text:p>
          </table:table-cell>
          <table:table-cell office:value-type="date" office:date-value="2007-03-03" calcext:value-type="date">
            <text:p>2007-03-03</text:p>
          </table:table-cell>
          <table:table-cell office:value-type="float" office:value="64913" calcext:value-type="float">
            <text:p>64913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Morris</text:p>
          </table:table-cell>
          <table:table-cell office:value-type="date" office:date-value="1993-06-16" calcext:value-type="date">
            <text:p>1993-06-16</text:p>
          </table:table-cell>
          <table:table-cell office:value-type="string" calcext:value-type="string">
            <text:p>Product Owner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66709" calcext:value-type="float">
            <text:p>66709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Jackson</text:p>
          </table:table-cell>
          <table:table-cell office:value-type="date" office:date-value="1980-02-04" calcext:value-type="date">
            <text:p>1980-02-04</text:p>
          </table:table-cell>
          <table:table-cell office:value-type="string" calcext:value-type="string">
            <text:p>SysAdmin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72602" calcext:value-type="float">
            <text:p>72602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Wilson</text:p>
          </table:table-cell>
          <table:table-cell office:value-type="date" office:date-value="1977-09-28" calcext:value-type="date">
            <text:p>1977-09-28</text:p>
          </table:table-cell>
          <table:table-cell office:value-type="string" calcext:value-type="string">
            <text:p>Product Owner</text:p>
          </table:table-cell>
          <table:table-cell office:value-type="date" office:date-value="2017-12-06" calcext:value-type="date">
            <text:p>2017-12-06</text:p>
          </table:table-cell>
          <table:table-cell office:value-type="float" office:value="94099" calcext:value-type="float">
            <text:p>94099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Lynch</text:p>
          </table:table-cell>
          <table:table-cell office:value-type="date" office:date-value="1971-06-22" calcext:value-type="date">
            <text:p>1971-06-22</text:p>
          </table:table-cell>
          <table:table-cell office:value-type="string" calcext:value-type="string">
            <text:p>Developer</text:p>
          </table:table-cell>
          <table:table-cell office:value-type="date" office:date-value="2014-07-12" calcext:value-type="date">
            <text:p>2014-07-12</text:p>
          </table:table-cell>
          <table:table-cell office:value-type="float" office:value="62809" calcext:value-type="float">
            <text:p>62809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Carter</text:p>
          </table:table-cell>
          <table:table-cell office:value-type="date" office:date-value="1981-04-14" calcext:value-type="date">
            <text:p>1981-04-14</text:p>
          </table:table-cell>
          <table:table-cell office:value-type="string" calcext:value-type="string">
            <text:p>Project Manager</text:p>
          </table:table-cell>
          <table:table-cell office:value-type="date" office:date-value="2014-12-10" calcext:value-type="date">
            <text:p>2014-12-10</text:p>
          </table:table-cell>
          <table:table-cell office:value-type="float" office:value="78904" calcext:value-type="float">
            <text:p>78904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tark</text:p>
          </table:table-cell>
          <table:table-cell office:value-type="date" office:date-value="1994-07-26" calcext:value-type="date">
            <text:p>1994-07-26</text:p>
          </table:table-cell>
          <table:table-cell office:value-type="string" calcext:value-type="string">
            <text:p>Developer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66279" calcext:value-type="float">
            <text:p>6627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Aguirre</text:p>
          </table:table-cell>
          <table:table-cell office:value-type="date" office:date-value="1989-01-29" calcext:value-type="date">
            <text:p>1989-01-29</text:p>
          </table:table-cell>
          <table:table-cell office:value-type="string" calcext:value-type="string">
            <text:p>QA Engineer</text:p>
          </table:table-cell>
          <table:table-cell office:value-type="date" office:date-value="2021-11-10" calcext:value-type="date">
            <text:p>2021-11-10</text:p>
          </table:table-cell>
          <table:table-cell office:value-type="float" office:value="47788" calcext:value-type="float">
            <text:p>47788</text:p>
          </table:table-cell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Strickland</text:p>
          </table:table-cell>
          <table:table-cell office:value-type="date" office:date-value="2002-03-09" calcext:value-type="date">
            <text:p>2002-03-09</text:p>
          </table:table-cell>
          <table:table-cell office:value-type="string" calcext:value-type="string">
            <text:p>QA Engineer</text:p>
          </table:table-cell>
          <table:table-cell office:value-type="date" office:date-value="2011-11-18" calcext:value-type="date">
            <text:p>2011-11-18</text:p>
          </table:table-cell>
          <table:table-cell office:value-type="float" office:value="62075" calcext:value-type="float">
            <text:p>6207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Hudson</text:p>
          </table:table-cell>
          <table:table-cell office:value-type="date" office:date-value="1993-07-23" calcext:value-type="date">
            <text:p>1993-07-23</text:p>
          </table:table-cell>
          <table:table-cell office:value-type="string" calcext:value-type="string">
            <text:p>SysAdmin</text:p>
          </table:table-cell>
          <table:table-cell office:value-type="date" office:date-value="2018-09-11" calcext:value-type="date">
            <text:p>2018-09-11</text:p>
          </table:table-cell>
          <table:table-cell office:value-type="float" office:value="62221" calcext:value-type="float">
            <text:p>6222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rtin</text:p>
          </table:table-cell>
          <table:table-cell office:value-type="date" office:date-value="1968-03-17" calcext:value-type="date">
            <text:p>1968-03-17</text:p>
          </table:table-cell>
          <table:table-cell office:value-type="string" calcext:value-type="string">
            <text:p>HR Specialist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48740" calcext:value-type="float">
            <text:p>48740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Hernandez</text:p>
          </table:table-cell>
          <table:table-cell office:value-type="date" office:date-value="1991-02-15" calcext:value-type="date">
            <text:p>1991-02-15</text:p>
          </table:table-cell>
          <table:table-cell office:value-type="string" calcext:value-type="string">
            <text:p>Developer</text:p>
          </table:table-cell>
          <table:table-cell office:value-type="date" office:date-value="2018-10-23" calcext:value-type="date">
            <text:p>2018-10-23</text:p>
          </table:table-cell>
          <table:table-cell office:value-type="float" office:value="55155" calcext:value-type="float">
            <text:p>55155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rennan</text:p>
          </table:table-cell>
          <table:table-cell office:value-type="date" office:date-value="1981-07-02" calcext:value-type="date">
            <text:p>1981-07-02</text:p>
          </table:table-cell>
          <table:table-cell office:value-type="string" calcext:value-type="string">
            <text:p>SysAdmin</text:p>
          </table:table-cell>
          <table:table-cell office:value-type="date" office:date-value="2011-12-10" calcext:value-type="date">
            <text:p>2011-12-10</text:p>
          </table:table-cell>
          <table:table-cell office:value-type="float" office:value="61230" calcext:value-type="float">
            <text:p>61230</text:p>
          </table:table-cell>
        </table:table-row>
      </table:table>
      <table:table table:name="ex0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Date of Hire</text:p>
          </table:table-cell>
          <table:table-cell office:value-type="string" calcext:value-type="string">
            <text:p>Annual Sala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Annual Seniority Bonus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Whitaker</text:p>
          </table:table-cell>
          <table:table-cell office:value-type="date" office:date-value="1997-04-03" calcext:value-type="date">
            <text:p>1997-04-03</text:p>
          </table:table-cell>
          <table:table-cell office:value-type="string" calcext:value-type="string">
            <text:p>Project Manager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69160" calcext:value-type="float">
            <text:p>691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Gonzales</text:p>
          </table:table-cell>
          <table:table-cell office:value-type="date" office:date-value="1979-08-03" calcext:value-type="date">
            <text:p>1979-08-03</text:p>
          </table:table-cell>
          <table:table-cell office:value-type="string" calcext:value-type="string">
            <text:p>Designer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54142" calcext:value-type="float">
            <text:p>5414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pencer</text:p>
          </table:table-cell>
          <table:table-cell office:value-type="date" office:date-value="1982-08-12" calcext:value-type="date">
            <text:p>1982-08-12</text:p>
          </table:table-cell>
          <table:table-cell office:value-type="string" calcext:value-type="string">
            <text:p>HR Specialist</text:p>
          </table:table-cell>
          <table:table-cell office:value-type="date" office:date-value="2006-10-18" calcext:value-type="date">
            <text:p>2006-10-18</text:p>
          </table:table-cell>
          <table:table-cell office:value-type="float" office:value="41167" calcext:value-type="float">
            <text:p>41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Nelson</text:p>
          </table:table-cell>
          <table:table-cell office:value-type="date" office:date-value="1967-10-07" calcext:value-type="date">
            <text:p>1967-10-07</text:p>
          </table:table-cell>
          <table:table-cell office:value-type="string" calcext:value-type="string">
            <text:p>HR Specialist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55661" calcext:value-type="float">
            <text:p>5566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string" calcext:value-type="string">
            <text:p>Gillespie</text:p>
          </table:table-cell>
          <table:table-cell office:value-type="date" office:date-value="1984-11-26" calcext:value-type="date">
            <text:p>1984-11-26</text:p>
          </table:table-cell>
          <table:table-cell office:value-type="string" calcext:value-type="string">
            <text:p>SysAdmin</text:p>
          </table:table-cell>
          <table:table-cell office:value-type="date" office:date-value="2015-12-14" calcext:value-type="date">
            <text:p>2015-12-14</text:p>
          </table:table-cell>
          <table:table-cell office:value-type="float" office:value="65857" calcext:value-type="float">
            <text:p>6585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Ford</text:p>
          </table:table-cell>
          <table:table-cell office:value-type="date" office:date-value="1970-02-23" calcext:value-type="date">
            <text:p>1970-02-23</text:p>
          </table:table-cell>
          <table:table-cell office:value-type="string" calcext:value-type="string">
            <text:p>Developer</text:p>
          </table:table-cell>
          <table:table-cell office:value-type="date" office:date-value="2007-08-31" calcext:value-type="date">
            <text:p>2007-08-31</text:p>
          </table:table-cell>
          <table:table-cell office:value-type="float" office:value="60332" calcext:value-type="float">
            <text:p>6033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date" office:date-value="1988-08-05" calcext:value-type="date">
            <text:p>1988-08-05</text:p>
          </table:table-cell>
          <table:table-cell office:value-type="string" calcext:value-type="string">
            <text:p>Designer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61688" calcext:value-type="float">
            <text:p>6168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Ochoa</text:p>
          </table:table-cell>
          <table:table-cell office:value-type="date" office:date-value="1973-06-12" calcext:value-type="date">
            <text:p>1973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8-11-14" calcext:value-type="date">
            <text:p>2018-11-14</text:p>
          </table:table-cell>
          <table:table-cell office:value-type="float" office:value="81442" calcext:value-type="float">
            <text:p>8144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Medina</text:p>
          </table:table-cell>
          <table:table-cell office:value-type="date" office:date-value="1994-02-25" calcext:value-type="date">
            <text:p>1994-02-25</text:p>
          </table:table-cell>
          <table:table-cell office:value-type="string" calcext:value-type="string">
            <text:p>QA Engineer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59198" calcext:value-type="float">
            <text:p>5919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Price</text:p>
          </table:table-cell>
          <table:table-cell office:value-type="date" office:date-value="1967-08-06" calcext:value-type="date">
            <text:p>1967-08-06</text:p>
          </table:table-cell>
          <table:table-cell office:value-type="string" calcext:value-type="string">
            <text:p>Data Analyst</text:p>
          </table:table-cell>
          <table:table-cell office:value-type="date" office:date-value="2007-09-11" calcext:value-type="date">
            <text:p>2007-09-11</text:p>
          </table:table-cell>
          <table:table-cell office:value-type="float" office:value="56155" calcext:value-type="float">
            <text:p>5615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Reeves</text:p>
          </table:table-cell>
          <table:table-cell office:value-type="date" office:date-value="1964-05-17" calcext:value-type="date">
            <text:p>1964-05-17</text:p>
          </table:table-cell>
          <table:table-cell office:value-type="string" calcext:value-type="string">
            <text:p>Data Analyst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59664" calcext:value-type="float">
            <text:p>5966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avidson</text:p>
          </table:table-cell>
          <table:table-cell office:value-type="date" office:date-value="1972-12-04" calcext:value-type="date">
            <text:p>1972-12-04</text:p>
          </table:table-cell>
          <table:table-cell office:value-type="string" calcext:value-type="string">
            <text:p>Designer</text:p>
          </table:table-cell>
          <table:table-cell office:value-type="date" office:date-value="2008-07-04" calcext:value-type="date">
            <text:p>2008-07-04</text:p>
          </table:table-cell>
          <table:table-cell office:value-type="float" office:value="42372" calcext:value-type="float">
            <text:p>4237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Key</text:p>
          </table:table-cell>
          <table:table-cell office:value-type="date" office:date-value="1989-09-22" calcext:value-type="date">
            <text:p>1989-09-22</text:p>
          </table:table-cell>
          <table:table-cell office:value-type="string" calcext:value-type="string">
            <text:p>Developer</text:p>
          </table:table-cell>
          <table:table-cell office:value-type="date" office:date-value="2007-07-13" calcext:value-type="date">
            <text:p>2007-07-13</text:p>
          </table:table-cell>
          <table:table-cell office:value-type="float" office:value="74464" calcext:value-type="float">
            <text:p>7446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Young</text:p>
          </table:table-cell>
          <table:table-cell office:value-type="date" office:date-value="1972-09-21" calcext:value-type="date">
            <text:p>1972-09-21</text:p>
          </table:table-cell>
          <table:table-cell office:value-type="string" calcext:value-type="string">
            <text:p>Developer</text:p>
          </table:table-cell>
          <table:table-cell office:value-type="date" office:date-value="2006-08-23" calcext:value-type="date">
            <text:p>2006-08-23</text:p>
          </table:table-cell>
          <table:table-cell office:value-type="float" office:value="48781" calcext:value-type="float">
            <text:p>4878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Curtis</text:p>
          </table:table-cell>
          <table:table-cell office:value-type="date" office:date-value="1971-08-04" calcext:value-type="date">
            <text:p>1971-08-04</text:p>
          </table:table-cell>
          <table:table-cell office:value-type="string" calcext:value-type="string">
            <text:p>QA Engineer</text:p>
          </table:table-cell>
          <table:table-cell office:value-type="date" office:date-value="2008-04-16" calcext:value-type="date">
            <text:p>2008-04-16</text:p>
          </table:table-cell>
          <table:table-cell office:value-type="float" office:value="60808" calcext:value-type="float">
            <text:p>6080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hitney</text:p>
          </table:table-cell>
          <table:table-cell office:value-type="date" office:date-value="1967-06-22" calcext:value-type="date">
            <text:p>1967-06-22</text:p>
          </table:table-cell>
          <table:table-cell office:value-type="string" calcext:value-type="string">
            <text:p>Developer</text:p>
          </table:table-cell>
          <table:table-cell office:value-type="date" office:date-value="2016-04-04" calcext:value-type="date">
            <text:p>2016-04-04</text:p>
          </table:table-cell>
          <table:table-cell office:value-type="float" office:value="79793" calcext:value-type="float">
            <text:p>7979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dner</text:p>
          </table:table-cell>
          <table:table-cell office:value-type="date" office:date-value="1972-10-02" calcext:value-type="date">
            <text:p>1972-10-02</text:p>
          </table:table-cell>
          <table:table-cell office:value-type="string" calcext:value-type="string">
            <text:p>Product Owner</text:p>
          </table:table-cell>
          <table:table-cell office:value-type="date" office:date-value="2015-05-31" calcext:value-type="date">
            <text:p>2015-05-31</text:p>
          </table:table-cell>
          <table:table-cell office:value-type="float" office:value="80328" calcext:value-type="float">
            <text:p>8032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all</text:p>
          </table:table-cell>
          <table:table-cell office:value-type="date" office:date-value="1981-05-10" calcext:value-type="date">
            <text:p>1981-05-10</text:p>
          </table:table-cell>
          <table:table-cell office:value-type="string" calcext:value-type="string">
            <text:p>Product Owner</text:p>
          </table:table-cell>
          <table:table-cell office:value-type="date" office:date-value="2011-03-02" calcext:value-type="date">
            <text:p>2011-03-02</text:p>
          </table:table-cell>
          <table:table-cell office:value-type="float" office:value="69442" calcext:value-type="float">
            <text:p>6944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arroll</text:p>
          </table:table-cell>
          <table:table-cell office:value-type="date" office:date-value="1983-04-08" calcext:value-type="date">
            <text:p>1983-04-08</text:p>
          </table:table-cell>
          <table:table-cell office:value-type="string" calcext:value-type="string">
            <text:p>Product Owner</text:p>
          </table:table-cell>
          <table:table-cell office:value-type="date" office:date-value="2005-11-21" calcext:value-type="date">
            <text:p>2005-11-21</text:p>
          </table:table-cell>
          <table:table-cell office:value-type="float" office:value="92319" calcext:value-type="float">
            <text:p>9231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848" calcext:value-type="float">
            <text:p>1384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Garcia</text:p>
          </table:table-cell>
          <table:table-cell office:value-type="date" office:date-value="1986-09-12" calcext:value-type="date">
            <text:p>1986-09-12</text:p>
          </table:table-cell>
          <table:table-cell office:value-type="string" calcext:value-type="string">
            <text:p>Developer</text:p>
          </table:table-cell>
          <table:table-cell office:value-type="date" office:date-value="2005-03-12" calcext:value-type="date">
            <text:p>2005-03-12</text:p>
          </table:table-cell>
          <table:table-cell office:value-type="float" office:value="57748" calcext:value-type="float">
            <text:p>577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Watson</text:p>
          </table:table-cell>
          <table:table-cell office:value-type="date" office:date-value="1977-03-21" calcext:value-type="date">
            <text:p>1977-03-21</text:p>
          </table:table-cell>
          <table:table-cell office:value-type="string" calcext:value-type="string">
            <text:p>SysAdmin</text:p>
          </table:table-cell>
          <table:table-cell office:value-type="date" office:date-value="2013-04-14" calcext:value-type="date">
            <text:p>2013-04-14</text:p>
          </table:table-cell>
          <table:table-cell office:value-type="float" office:value="52510" calcext:value-type="float">
            <text:p>5251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Grant</text:p>
          </table:table-cell>
          <table:table-cell office:value-type="date" office:date-value="1969-05-31" calcext:value-type="date">
            <text:p>1969-05-31</text:p>
          </table:table-cell>
          <table:table-cell office:value-type="string" calcext:value-type="string">
            <text:p>QA Engineer</text:p>
          </table:table-cell>
          <table:table-cell office:value-type="date" office:date-value="2018-03-14" calcext:value-type="date">
            <text:p>2018-03-14</text:p>
          </table:table-cell>
          <table:table-cell office:value-type="float" office:value="53846" calcext:value-type="float">
            <text:p>5384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Ramirez</text:p>
          </table:table-cell>
          <table:table-cell office:value-type="date" office:date-value="1974-02-01" calcext:value-type="date">
            <text:p>1974-02-01</text:p>
          </table:table-cell>
          <table:table-cell office:value-type="string" calcext:value-type="string">
            <text:p>Product Owner</text:p>
          </table:table-cell>
          <table:table-cell office:value-type="date" office:date-value="2011-03-01" calcext:value-type="date">
            <text:p>2011-03-01</text:p>
          </table:table-cell>
          <table:table-cell office:value-type="float" office:value="67873" calcext:value-type="float">
            <text:p>6787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oyd</text:p>
          </table:table-cell>
          <table:table-cell office:value-type="date" office:date-value="1966-12-04" calcext:value-type="date">
            <text:p>1966-12-04</text:p>
          </table:table-cell>
          <table:table-cell office:value-type="string" calcext:value-type="string">
            <text:p>Product Owner</text:p>
          </table:table-cell>
          <table:table-cell office:value-type="date" office:date-value="2013-12-20" calcext:value-type="date">
            <text:p>2013-12-20</text:p>
          </table:table-cell>
          <table:table-cell office:value-type="float" office:value="86921" calcext:value-type="float">
            <text:p>86921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illiams</text:p>
          </table:table-cell>
          <table:table-cell office:value-type="date" office:date-value="2002-01-13" calcext:value-type="date">
            <text:p>2002-01-13</text:p>
          </table:table-cell>
          <table:table-cell office:value-type="string" calcext:value-type="string">
            <text:p>Designer</text:p>
          </table:table-cell>
          <table:table-cell office:value-type="date" office:date-value="2006-07-16" calcext:value-type="date">
            <text:p>2006-07-16</text:p>
          </table:table-cell>
          <table:table-cell office:value-type="float" office:value="50302" calcext:value-type="float">
            <text:p>5030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Tami</text:p>
          </table:table-cell>
          <table:table-cell office:value-type="string" calcext:value-type="string">
            <text:p>Weaver</text:p>
          </table:table-cell>
          <table:table-cell office:value-type="date" office:date-value="1984-05-30" calcext:value-type="date">
            <text:p>1984-05-30</text:p>
          </table:table-cell>
          <table:table-cell office:value-type="string" calcext:value-type="string">
            <text:p>Product Owner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5930" calcext:value-type="float">
            <text:p>759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Robinson</text:p>
          </table:table-cell>
          <table:table-cell office:value-type="date" office:date-value="1994-06-10" calcext:value-type="date">
            <text:p>1994-06-10</text:p>
          </table:table-cell>
          <table:table-cell office:value-type="string" calcext:value-type="string">
            <text:p>Project Manager</text:p>
          </table:table-cell>
          <table:table-cell office:value-type="date" office:date-value="2009-03-05" calcext:value-type="date">
            <text:p>2009-03-05</text:p>
          </table:table-cell>
          <table:table-cell office:value-type="float" office:value="60410" calcext:value-type="float">
            <text:p>6041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ecker</text:p>
          </table:table-cell>
          <table:table-cell office:value-type="date" office:date-value="1974-06-10" calcext:value-type="date">
            <text:p>1974-06-10</text:p>
          </table:table-cell>
          <table:table-cell office:value-type="string" calcext:value-type="string">
            <text:p>Designer</text:p>
          </table:table-cell>
          <table:table-cell office:value-type="date" office:date-value="2005-03-20" calcext:value-type="date">
            <text:p>2005-03-20</text:p>
          </table:table-cell>
          <table:table-cell office:value-type="float" office:value="40265" calcext:value-type="float">
            <text:p>402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Hancock</text:p>
          </table:table-cell>
          <table:table-cell office:value-type="date" office:date-value="1991-04-30" calcext:value-type="date">
            <text:p>1991-04-30</text:p>
          </table:table-cell>
          <table:table-cell office:value-type="string" calcext:value-type="string">
            <text:p>Project Manager</text:p>
          </table:table-cell>
          <table:table-cell office:value-type="date" office:date-value="2018-03-21" calcext:value-type="date">
            <text:p>2018-03-21</text:p>
          </table:table-cell>
          <table:table-cell office:value-type="float" office:value="89584" calcext:value-type="float">
            <text:p>8958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Clark</text:p>
          </table:table-cell>
          <table:table-cell office:value-type="date" office:date-value="1992-06-08" calcext:value-type="date">
            <text:p>1992-06-08</text:p>
          </table:table-cell>
          <table:table-cell office:value-type="string" calcext:value-type="string">
            <text:p>Project Manager</text:p>
          </table:table-cell>
          <table:table-cell office:value-type="date" office:date-value="2009-09-07" calcext:value-type="date">
            <text:p>2009-09-07</text:p>
          </table:table-cell>
          <table:table-cell office:value-type="float" office:value="79438" calcext:value-type="float">
            <text:p>7943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</text:p>
          </table:table-cell>
          <table:table-cell office:value-type="date" office:date-value="1970-07-20" calcext:value-type="date">
            <text:p>1970-07-20</text:p>
          </table:table-cell>
          <table:table-cell office:value-type="string" calcext:value-type="string">
            <text:p>Data Analyst</text:p>
          </table:table-cell>
          <table:table-cell office:value-type="date" office:date-value="2008-03-27" calcext:value-type="date">
            <text:p>2008-03-27</text:p>
          </table:table-cell>
          <table:table-cell office:value-type="float" office:value="74437" calcext:value-type="float">
            <text:p>7443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White</text:p>
          </table:table-cell>
          <table:table-cell office:value-type="date" office:date-value="1981-04-27" calcext:value-type="date">
            <text:p>1981-04-27</text:p>
          </table:table-cell>
          <table:table-cell office:value-type="string" calcext:value-type="string">
            <text:p>QA Engineer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60138" calcext:value-type="float">
            <text:p>6013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Navarro</text:p>
          </table:table-cell>
          <table:table-cell office:value-type="date" office:date-value="1980-09-13" calcext:value-type="date">
            <text:p>1980-09-13</text:p>
          </table:table-cell>
          <table:table-cell office:value-type="string" calcext:value-type="string">
            <text:p>HR Specialist</text:p>
          </table:table-cell>
          <table:table-cell office:value-type="date" office:date-value="2009-01-15" calcext:value-type="date">
            <text:p>2009-01-15</text:p>
          </table:table-cell>
          <table:table-cell office:value-type="float" office:value="48632" calcext:value-type="float">
            <text:p>4863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Smith</text:p>
          </table:table-cell>
          <table:table-cell office:value-type="date" office:date-value="1977-07-03" calcext:value-type="date">
            <text:p>1977-07-03</text:p>
          </table:table-cell>
          <table:table-cell office:value-type="string" calcext:value-type="string">
            <text:p>Data Analyst</text:p>
          </table:table-cell>
          <table:table-cell office:value-type="date" office:date-value="2014-01-14" calcext:value-type="date">
            <text:p>2014-01-14</text:p>
          </table:table-cell>
          <table:table-cell office:value-type="float" office:value="51878" calcext:value-type="float">
            <text:p>5187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Duffy</text:p>
          </table:table-cell>
          <table:table-cell office:value-type="date" office:date-value="1994-06-04" calcext:value-type="date">
            <text:p>1994-06-04</text:p>
          </table:table-cell>
          <table:table-cell office:value-type="string" calcext:value-type="string">
            <text:p>Data Analys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54649" calcext:value-type="float">
            <text:p>546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Alexander</text:p>
          </table:table-cell>
          <table:table-cell office:value-type="date" office:date-value="1972-10-15" calcext:value-type="date">
            <text:p>1972-10-15</text:p>
          </table:table-cell>
          <table:table-cell office:value-type="string" calcext:value-type="string">
            <text:p>Developer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50461" calcext:value-type="float">
            <text:p>5046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stillo</text:p>
          </table:table-cell>
          <table:table-cell office:value-type="date" office:date-value="1981-06-13" calcext:value-type="date">
            <text:p>1981-06-13</text:p>
          </table:table-cell>
          <table:table-cell office:value-type="string" calcext:value-type="string">
            <text:p>Developer</text:p>
          </table:table-cell>
          <table:table-cell office:value-type="date" office:date-value="2016-07-23" calcext:value-type="date">
            <text:p>2016-07-23</text:p>
          </table:table-cell>
          <table:table-cell office:value-type="float" office:value="48851" calcext:value-type="float">
            <text:p>4885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Gallagher</text:p>
          </table:table-cell>
          <table:table-cell office:value-type="date" office:date-value="1994-06-12" calcext:value-type="date">
            <text:p>1994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4-07-01" calcext:value-type="date">
            <text:p>2014-07-01</text:p>
          </table:table-cell>
          <table:table-cell office:value-type="float" office:value="65791" calcext:value-type="float">
            <text:p>6579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Fitzpatrick</text:p>
          </table:table-cell>
          <table:table-cell office:value-type="date" office:date-value="1998-04-09" calcext:value-type="date">
            <text:p>1998-04-09</text:p>
          </table:table-cell>
          <table:table-cell office:value-type="string" calcext:value-type="string">
            <text:p>Developer</text:p>
          </table:table-cell>
          <table:table-cell office:value-type="date" office:date-value="2021-08-15" calcext:value-type="date">
            <text:p>2021-08-15</text:p>
          </table:table-cell>
          <table:table-cell office:value-type="float" office:value="62647" calcext:value-type="float">
            <text:p>6264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Keller</text:p>
          </table:table-cell>
          <table:table-cell office:value-type="date" office:date-value="1981-01-28" calcext:value-type="date">
            <text:p>1981-01-28</text:p>
          </table:table-cell>
          <table:table-cell office:value-type="string" calcext:value-type="string">
            <text:p>Designer</text:p>
          </table:table-cell>
          <table:table-cell office:value-type="date" office:date-value="2010-02-20" calcext:value-type="date">
            <text:p>2010-02-20</text:p>
          </table:table-cell>
          <table:table-cell office:value-type="float" office:value="52194" calcext:value-type="float">
            <text:p>5219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dams</text:p>
          </table:table-cell>
          <table:table-cell office:value-type="date" office:date-value="2002-12-25" calcext:value-type="date">
            <text:p>2002-12-25</text:p>
          </table:table-cell>
          <table:table-cell office:value-type="string" calcext:value-type="string">
            <text:p>Data Analyst</text:p>
          </table:table-cell>
          <table:table-cell office:value-type="date" office:date-value="2006-02-05" calcext:value-type="date">
            <text:p>2006-02-05</text:p>
          </table:table-cell>
          <table:table-cell office:value-type="float" office:value="64292" calcext:value-type="float">
            <text:p>6429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Chavez</text:p>
          </table:table-cell>
          <table:table-cell office:value-type="date" office:date-value="2000-11-14" calcext:value-type="date">
            <text:p>2000-11-14</text:p>
          </table:table-cell>
          <table:table-cell office:value-type="string" calcext:value-type="string">
            <text:p>QA Engineer</text:p>
          </table:table-cell>
          <table:table-cell office:value-type="date" office:date-value="2011-02-18" calcext:value-type="date">
            <text:p>2011-02-18</text:p>
          </table:table-cell>
          <table:table-cell office:value-type="float" office:value="45141" calcext:value-type="float">
            <text:p>4514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string" calcext:value-type="string">
            <text:p>Becker</text:p>
          </table:table-cell>
          <table:table-cell office:value-type="date" office:date-value="1969-03-12" calcext:value-type="date">
            <text:p>1969-03-12</text:p>
          </table:table-cell>
          <table:table-cell office:value-type="string" calcext:value-type="string">
            <text:p>SysAdmin</text:p>
          </table:table-cell>
          <table:table-cell office:value-type="date" office:date-value="2010-09-24" calcext:value-type="date">
            <text:p>2010-09-24</text:p>
          </table:table-cell>
          <table:table-cell office:value-type="float" office:value="69243" calcext:value-type="float">
            <text:p>6924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Lindsey</text:p>
          </table:table-cell>
          <table:table-cell office:value-type="date" office:date-value="1986-06-07" calcext:value-type="date">
            <text:p>1986-06-07</text:p>
          </table:table-cell>
          <table:table-cell office:value-type="string" calcext:value-type="string">
            <text:p>Product Owner</text:p>
          </table:table-cell>
          <table:table-cell office:value-type="date" office:date-value="2005-09-20" calcext:value-type="date">
            <text:p>2005-09-20</text:p>
          </table:table-cell>
          <table:table-cell office:value-type="float" office:value="85568" calcext:value-type="float">
            <text:p>8556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835" calcext:value-type="float">
            <text:p>12835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Thomas</text:p>
          </table:table-cell>
          <table:table-cell office:value-type="date" office:date-value="1986-07-31" calcext:value-type="date">
            <text:p>1986-07-31</text:p>
          </table:table-cell>
          <table:table-cell office:value-type="string" calcext:value-type="string">
            <text:p>Developer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70058" calcext:value-type="float">
            <text:p>7005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mith</text:p>
          </table:table-cell>
          <table:table-cell office:value-type="date" office:date-value="1997-04-21" calcext:value-type="date">
            <text:p>1997-04-21</text:p>
          </table:table-cell>
          <table:table-cell office:value-type="string" calcext:value-type="string">
            <text:p>Product Owner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68952" calcext:value-type="float">
            <text:p>689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ratt</text:p>
          </table:table-cell>
          <table:table-cell office:value-type="date" office:date-value="1974-11-12" calcext:value-type="date">
            <text:p>1974-11-12</text:p>
          </table:table-cell>
          <table:table-cell office:value-type="string" calcext:value-type="string">
            <text:p>Data Analyst</text:p>
          </table:table-cell>
          <table:table-cell office:value-type="date" office:date-value="2012-11-08" calcext:value-type="date">
            <text:p>2012-11-08</text:p>
          </table:table-cell>
          <table:table-cell office:value-type="float" office:value="54078" calcext:value-type="float">
            <text:p>5407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Payne</text:p>
          </table:table-cell>
          <table:table-cell office:value-type="date" office:date-value="1974-04-21" calcext:value-type="date">
            <text:p>1974-04-21</text:p>
          </table:table-cell>
          <table:table-cell office:value-type="string" calcext:value-type="string">
            <text:p>Project Manager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79672" calcext:value-type="float">
            <text:p>796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Adams</text:p>
          </table:table-cell>
          <table:table-cell office:value-type="date" office:date-value="1985-12-04" calcext:value-type="date">
            <text:p>1985-12-04</text:p>
          </table:table-cell>
          <table:table-cell office:value-type="string" calcext:value-type="string">
            <text:p>Project Manager</text:p>
          </table:table-cell>
          <table:table-cell office:value-type="date" office:date-value="2019-03-30" calcext:value-type="date">
            <text:p>2019-03-30</text:p>
          </table:table-cell>
          <table:table-cell office:value-type="float" office:value="67800" calcext:value-type="float">
            <text:p>6780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Perez</text:p>
          </table:table-cell>
          <table:table-cell office:value-type="date" office:date-value="1975-08-15" calcext:value-type="date">
            <text:p>1975-08-15</text:p>
          </table:table-cell>
          <table:table-cell office:value-type="string" calcext:value-type="string">
            <text:p>Project Manager</text:p>
          </table:table-cell>
          <table:table-cell office:value-type="date" office:date-value="2007-05-17" calcext:value-type="date">
            <text:p>2007-05-17</text:p>
          </table:table-cell>
          <table:table-cell office:value-type="float" office:value="67333" calcext:value-type="float">
            <text:p>6733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Bryant</text:p>
          </table:table-cell>
          <table:table-cell office:value-type="date" office:date-value="1965-12-12" calcext:value-type="date">
            <text:p>1965-12-12</text:p>
          </table:table-cell>
          <table:table-cell office:value-type="string" calcext:value-type="string">
            <text:p>Developer</text:p>
          </table:table-cell>
          <table:table-cell office:value-type="date" office:date-value="2009-07-24" calcext:value-type="date">
            <text:p>2009-07-24</text:p>
          </table:table-cell>
          <table:table-cell office:value-type="float" office:value="64215" calcext:value-type="float">
            <text:p>642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Walke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QA Engineer</text:p>
          </table:table-cell>
          <table:table-cell office:value-type="date" office:date-value="2015-05-03" calcext:value-type="date">
            <text:p>2015-05-03</text:p>
          </table:table-cell>
          <table:table-cell office:value-type="float" office:value="42381" calcext:value-type="float">
            <text:p>4238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onzalez</text:p>
          </table:table-cell>
          <table:table-cell office:value-type="date" office:date-value="1981-06-06" calcext:value-type="date">
            <text:p>1981-06-06</text:p>
          </table:table-cell>
          <table:table-cell office:value-type="string" calcext:value-type="string">
            <text:p>Product Owner</text:p>
          </table:table-cell>
          <table:table-cell office:value-type="date" office:date-value="2009-11-26" calcext:value-type="date">
            <text:p>2009-11-26</text:p>
          </table:table-cell>
          <table:table-cell office:value-type="float" office:value="81095" calcext:value-type="float">
            <text:p>8109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164" calcext:value-type="float">
            <text:p>12164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Davis</text:p>
          </table:table-cell>
          <table:table-cell office:value-type="date" office:date-value="1974-04-01" calcext:value-type="date">
            <text:p>1974-04-01</text:p>
          </table:table-cell>
          <table:table-cell office:value-type="string" calcext:value-type="string">
            <text:p>SysAdmin</text:p>
          </table:table-cell>
          <table:table-cell office:value-type="date" office:date-value="2014-01-13" calcext:value-type="date">
            <text:p>2014-01-13</text:p>
          </table:table-cell>
          <table:table-cell office:value-type="float" office:value="51338" calcext:value-type="float">
            <text:p>5133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Tucker</text:p>
          </table:table-cell>
          <table:table-cell office:value-type="date" office:date-value="1987-03-10" calcext:value-type="date">
            <text:p>1987-03-10</text:p>
          </table:table-cell>
          <table:table-cell office:value-type="string" calcext:value-type="string">
            <text:p>Product Owner</text:p>
          </table:table-cell>
          <table:table-cell office:value-type="date" office:date-value="2008-01-02" calcext:value-type="date">
            <text:p>2008-01-02</text:p>
          </table:table-cell>
          <table:table-cell office:value-type="float" office:value="78724" calcext:value-type="float">
            <text:p>7872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Scott</text:p>
          </table:table-cell>
          <table:table-cell office:value-type="date" office:date-value="1972-01-07" calcext:value-type="date">
            <text:p>1972-01-07</text:p>
          </table:table-cell>
          <table:table-cell office:value-type="string" calcext:value-type="string">
            <text:p>Developer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78908" calcext:value-type="float">
            <text:p>7890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acobs</text:p>
          </table:table-cell>
          <table:table-cell office:value-type="date" office:date-value="1995-01-28" calcext:value-type="date">
            <text:p>1995-01-28</text:p>
          </table:table-cell>
          <table:table-cell office:value-type="string" calcext:value-type="string">
            <text:p>Project Manager</text:p>
          </table:table-cell>
          <table:table-cell office:value-type="date" office:date-value="2006-11-19" calcext:value-type="date">
            <text:p>2006-11-19</text:p>
          </table:table-cell>
          <table:table-cell office:value-type="float" office:value="77980" calcext:value-type="float">
            <text:p>779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697" calcext:value-type="float">
            <text:p>11697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string" calcext:value-type="string">
            <text:p>Mcdowell</text:p>
          </table:table-cell>
          <table:table-cell office:value-type="date" office:date-value="1976-06-14" calcext:value-type="date">
            <text:p>1976-06-14</text:p>
          </table:table-cell>
          <table:table-cell office:value-type="string" calcext:value-type="string">
            <text:p>Data Analyst</text:p>
          </table:table-cell>
          <table:table-cell office:value-type="date" office:date-value="2010-10-14" calcext:value-type="date">
            <text:p>2010-10-14</text:p>
          </table:table-cell>
          <table:table-cell office:value-type="float" office:value="70761" calcext:value-type="float">
            <text:p>7076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Keller</text:p>
          </table:table-cell>
          <table:table-cell office:value-type="date" office:date-value="1992-02-10" calcext:value-type="date">
            <text:p>1992-02-10</text:p>
          </table:table-cell>
          <table:table-cell office:value-type="string" calcext:value-type="string">
            <text:p>Designer</text:p>
          </table:table-cell>
          <table:table-cell office:value-type="date" office:date-value="2016-04-11" calcext:value-type="date">
            <text:p>2016-04-11</text:p>
          </table:table-cell>
          <table:table-cell office:value-type="float" office:value="50116" calcext:value-type="float">
            <text:p>5011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Evans</text:p>
          </table:table-cell>
          <table:table-cell office:value-type="date" office:date-value="1968-10-12" calcext:value-type="date">
            <text:p>1968-10-12</text:p>
          </table:table-cell>
          <table:table-cell office:value-type="string" calcext:value-type="string">
            <text:p>Product Owner</text:p>
          </table:table-cell>
          <table:table-cell office:value-type="date" office:date-value="2013-01-11" calcext:value-type="date">
            <text:p>2013-01-11</text:p>
          </table:table-cell>
          <table:table-cell office:value-type="float" office:value="73635" calcext:value-type="float">
            <text:p>7363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Bullock</text:p>
          </table:table-cell>
          <table:table-cell office:value-type="date" office:date-value="1979-07-19" calcext:value-type="date">
            <text:p>1979-07-19</text:p>
          </table:table-cell>
          <table:table-cell office:value-type="string" calcext:value-type="string">
            <text:p>Designer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58706" calcext:value-type="float">
            <text:p>58706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rter</text:p>
          </table:table-cell>
          <table:table-cell office:value-type="date" office:date-value="1975-08-24" calcext:value-type="date">
            <text:p>1975-08-24</text:p>
          </table:table-cell>
          <table:table-cell office:value-type="string" calcext:value-type="string">
            <text:p>Designer</text:p>
          </table:table-cell>
          <table:table-cell office:value-type="date" office:date-value="2012-01-19" calcext:value-type="date">
            <text:p>2012-01-19</text:p>
          </table:table-cell>
          <table:table-cell office:value-type="float" office:value="43007" calcext:value-type="float">
            <text:p>4300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ale</text:p>
          </table:table-cell>
          <table:table-cell office:value-type="date" office:date-value="1993-03-05" calcext:value-type="date">
            <text:p>1993-03-05</text:p>
          </table:table-cell>
          <table:table-cell office:value-type="string" calcext:value-type="string">
            <text:p>HR Specialist</text:p>
          </table:table-cell>
          <table:table-cell office:value-type="date" office:date-value="2020-10-05" calcext:value-type="date">
            <text:p>2020-10-05</text:p>
          </table:table-cell>
          <table:table-cell office:value-type="float" office:value="54535" calcext:value-type="float">
            <text:p>545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Smith</text:p>
          </table:table-cell>
          <table:table-cell office:value-type="date" office:date-value="1997-07-09" calcext:value-type="date">
            <text:p>1997-07-09</text:p>
          </table:table-cell>
          <table:table-cell office:value-type="string" calcext:value-type="string">
            <text:p>Project Manager</text:p>
          </table:table-cell>
          <table:table-cell office:value-type="date" office:date-value="2020-12-15" calcext:value-type="date">
            <text:p>2020-12-15</text:p>
          </table:table-cell>
          <table:table-cell office:value-type="float" office:value="72040" calcext:value-type="float">
            <text:p>720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Johnson</text:p>
          </table:table-cell>
          <table:table-cell office:value-type="date" office:date-value="1966-09-21" calcext:value-type="date">
            <text:p>1966-09-21</text:p>
          </table:table-cell>
          <table:table-cell office:value-type="string" calcext:value-type="string">
            <text:p>Data Analyst</text:p>
          </table:table-cell>
          <table:table-cell office:value-type="date" office:date-value="2019-11-11" calcext:value-type="date">
            <text:p>2019-11-11</text:p>
          </table:table-cell>
          <table:table-cell office:value-type="float" office:value="61674" calcext:value-type="float">
            <text:p>616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ing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Product Owner</text:p>
          </table:table-cell>
          <table:table-cell office:value-type="date" office:date-value="2012-07-26" calcext:value-type="date">
            <text:p>2012-07-26</text:p>
          </table:table-cell>
          <table:table-cell office:value-type="float" office:value="66890" calcext:value-type="float">
            <text:p>6689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Davis</text:p>
          </table:table-cell>
          <table:table-cell office:value-type="date" office:date-value="1979-05-25" calcext:value-type="date">
            <text:p>1979-05-25</text:p>
          </table:table-cell>
          <table:table-cell office:value-type="string" calcext:value-type="string">
            <text:p>SysAdmin</text:p>
          </table:table-cell>
          <table:table-cell office:value-type="date" office:date-value="2012-05-19" calcext:value-type="date">
            <text:p>2012-05-19</text:p>
          </table:table-cell>
          <table:table-cell office:value-type="float" office:value="74662" calcext:value-type="float">
            <text:p>7466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Duncan</text:p>
          </table:table-cell>
          <table:table-cell office:value-type="date" office:date-value="1995-09-22" calcext:value-type="date">
            <text:p>1995-09-22</text:p>
          </table:table-cell>
          <table:table-cell office:value-type="string" calcext:value-type="string">
            <text:p>SysAdmin</text:p>
          </table:table-cell>
          <table:table-cell office:value-type="date" office:date-value="2009-03-15" calcext:value-type="date">
            <text:p>2009-03-15</text:p>
          </table:table-cell>
          <table:table-cell office:value-type="float" office:value="55409" calcext:value-type="float">
            <text:p>5540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Tate</text:p>
          </table:table-cell>
          <table:table-cell office:value-type="date" office:date-value="2000-06-08" calcext:value-type="date">
            <text:p>2000-06-08</text:p>
          </table:table-cell>
          <table:table-cell office:value-type="string" calcext:value-type="string">
            <text:p>HR Specialist</text:p>
          </table:table-cell>
          <table:table-cell office:value-type="date" office:date-value="2012-05-24" calcext:value-type="date">
            <text:p>2012-05-24</text:p>
          </table:table-cell>
          <table:table-cell office:value-type="float" office:value="38953" calcext:value-type="float">
            <text:p>3895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Case</text:p>
          </table:table-cell>
          <table:table-cell office:value-type="date" office:date-value="1967-08-29" calcext:value-type="date">
            <text:p>1967-08-29</text:p>
          </table:table-cell>
          <table:table-cell office:value-type="string" calcext:value-type="string">
            <text:p>Product Owner</text:p>
          </table:table-cell>
          <table:table-cell office:value-type="date" office:date-value="2008-02-15" calcext:value-type="date">
            <text:p>2008-02-15</text:p>
          </table:table-cell>
          <table:table-cell office:value-type="float" office:value="84696" calcext:value-type="float">
            <text:p>8469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Stewart</text:p>
          </table:table-cell>
          <table:table-cell office:value-type="date" office:date-value="2001-06-26" calcext:value-type="date">
            <text:p>2001-06-26</text:p>
          </table:table-cell>
          <table:table-cell office:value-type="string" calcext:value-type="string">
            <text:p>Data Analyst</text:p>
          </table:table-cell>
          <table:table-cell office:value-type="date" office:date-value="2013-08-01" calcext:value-type="date">
            <text:p>2013-08-01</text:p>
          </table:table-cell>
          <table:table-cell office:value-type="float" office:value="51774" calcext:value-type="float">
            <text:p>5177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Wilkins</text:p>
          </table:table-cell>
          <table:table-cell office:value-type="date" office:date-value="1990-03-27" calcext:value-type="date">
            <text:p>1990-03-27</text:p>
          </table:table-cell>
          <table:table-cell office:value-type="string" calcext:value-type="string">
            <text:p>Product Owner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80758" calcext:value-type="float">
            <text:p>807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Nunez</text:p>
          </table:table-cell>
          <table:table-cell office:value-type="date" office:date-value="1969-12-31" calcext:value-type="date">
            <text:p>1969-12-31</text:p>
          </table:table-cell>
          <table:table-cell office:value-type="string" calcext:value-type="string">
            <text:p>SysAdmin</text:p>
          </table:table-cell>
          <table:table-cell office:value-type="date" office:date-value="2014-07-26" calcext:value-type="date">
            <text:p>2014-07-26</text:p>
          </table:table-cell>
          <table:table-cell office:value-type="float" office:value="65782" calcext:value-type="float">
            <text:p>6578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Ho</text:p>
          </table:table-cell>
          <table:table-cell office:value-type="date" office:date-value="1964-09-24" calcext:value-type="date">
            <text:p>1964-09-24</text:p>
          </table:table-cell>
          <table:table-cell office:value-type="string" calcext:value-type="string">
            <text:p>QA Engineer</text:p>
          </table:table-cell>
          <table:table-cell office:value-type="date" office:date-value="2016-12-02" calcext:value-type="date">
            <text:p>2016-12-02</text:p>
          </table:table-cell>
          <table:table-cell office:value-type="float" office:value="47363" calcext:value-type="float">
            <text:p>4736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Morales</text:p>
          </table:table-cell>
          <table:table-cell office:value-type="date" office:date-value="1991-01-02" calcext:value-type="date">
            <text:p>1991-01-02</text:p>
          </table:table-cell>
          <table:table-cell office:value-type="string" calcext:value-type="string">
            <text:p>Data Analyst</text:p>
          </table:table-cell>
          <table:table-cell office:value-type="date" office:date-value="2011-02-04" calcext:value-type="date">
            <text:p>2011-02-04</text:p>
          </table:table-cell>
          <table:table-cell office:value-type="float" office:value="67778" calcext:value-type="float">
            <text:p>677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Gill</text:p>
          </table:table-cell>
          <table:table-cell office:value-type="date" office:date-value="1967-09-02" calcext:value-type="date">
            <text:p>1967-09-02</text:p>
          </table:table-cell>
          <table:table-cell office:value-type="string" calcext:value-type="string">
            <text:p>Developer</text:p>
          </table:table-cell>
          <table:table-cell office:value-type="date" office:date-value="2014-04-21" calcext:value-type="date">
            <text:p>2014-04-21</text:p>
          </table:table-cell>
          <table:table-cell office:value-type="float" office:value="61805" calcext:value-type="float">
            <text:p>6180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imon</text:p>
          </table:table-cell>
          <table:table-cell office:value-type="date" office:date-value="1967-02-16" calcext:value-type="date">
            <text:p>1967-02-16</text:p>
          </table:table-cell>
          <table:table-cell office:value-type="string" calcext:value-type="string">
            <text:p>Developer</text:p>
          </table:table-cell>
          <table:table-cell office:value-type="date" office:date-value="2008-03-24" calcext:value-type="date">
            <text:p>2008-03-24</text:p>
          </table:table-cell>
          <table:table-cell office:value-type="float" office:value="53465" calcext:value-type="float">
            <text:p>5346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Haynes</text:p>
          </table:table-cell>
          <table:table-cell office:value-type="date" office:date-value="1986-01-03" calcext:value-type="date">
            <text:p>1986-01-03</text:p>
          </table:table-cell>
          <table:table-cell office:value-type="string" calcext:value-type="string">
            <text:p>HR Specialist</text:p>
          </table:table-cell>
          <table:table-cell office:value-type="date" office:date-value="2014-08-09" calcext:value-type="date">
            <text:p>2014-08-09</text:p>
          </table:table-cell>
          <table:table-cell office:value-type="float" office:value="53949" calcext:value-type="float">
            <text:p>5394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mmond</text:p>
          </table:table-cell>
          <table:table-cell office:value-type="date" office:date-value="1982-09-14" calcext:value-type="date">
            <text:p>1982-09-14</text:p>
          </table:table-cell>
          <table:table-cell office:value-type="string" calcext:value-type="string">
            <text:p>Developer</text:p>
          </table:table-cell>
          <table:table-cell office:value-type="date" office:date-value="2005-05-28" calcext:value-type="date">
            <text:p>2005-05-28</text:p>
          </table:table-cell>
          <table:table-cell office:value-type="float" office:value="77566" calcext:value-type="float">
            <text:p>7756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Williams</text:p>
          </table:table-cell>
          <table:table-cell office:value-type="date" office:date-value="1988-09-08" calcext:value-type="date">
            <text:p>1988-09-08</text:p>
          </table:table-cell>
          <table:table-cell office:value-type="string" calcext:value-type="string">
            <text:p>Product Owner</text:p>
          </table:table-cell>
          <table:table-cell office:value-type="date" office:date-value="2015-09-04" calcext:value-type="date">
            <text:p>2015-09-04</text:p>
          </table:table-cell>
          <table:table-cell office:value-type="float" office:value="91848" calcext:value-type="float">
            <text:p>9184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owers</text:p>
          </table:table-cell>
          <table:table-cell office:value-type="date" office:date-value="1972-02-01" calcext:value-type="date">
            <text:p>1972-02-01</text:p>
          </table:table-cell>
          <table:table-cell office:value-type="string" calcext:value-type="string">
            <text:p>HR Specialist</text:p>
          </table:table-cell>
          <table:table-cell office:value-type="date" office:date-value="2016-11-16" calcext:value-type="date">
            <text:p>2016-11-16</text:p>
          </table:table-cell>
          <table:table-cell office:value-type="float" office:value="39312" calcext:value-type="float">
            <text:p>3931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Hunt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SysAdmin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70172" calcext:value-type="float">
            <text:p>701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atson</text:p>
          </table:table-cell>
          <table:table-cell office:value-type="date" office:date-value="1985-05-09" calcext:value-type="date">
            <text:p>1985-05-09</text:p>
          </table:table-cell>
          <table:table-cell office:value-type="string" calcext:value-type="string">
            <text:p>Designer</text:p>
          </table:table-cell>
          <table:table-cell office:value-type="date" office:date-value="2008-10-02" calcext:value-type="date">
            <text:p>2008-10-02</text:p>
          </table:table-cell>
          <table:table-cell office:value-type="float" office:value="59084" calcext:value-type="float">
            <text:p>5908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Walker</text:p>
          </table:table-cell>
          <table:table-cell office:value-type="date" office:date-value="1967-09-26" calcext:value-type="date">
            <text:p>1967-09-26</text:p>
          </table:table-cell>
          <table:table-cell office:value-type="string" calcext:value-type="string">
            <text:p>QA Engineer</text:p>
          </table:table-cell>
          <table:table-cell office:value-type="date" office:date-value="2019-10-02" calcext:value-type="date">
            <text:p>2019-10-02</text:p>
          </table:table-cell>
          <table:table-cell office:value-type="float" office:value="48364" calcext:value-type="float">
            <text:p>4836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Castillo</text:p>
          </table:table-cell>
          <table:table-cell office:value-type="date" office:date-value="1974-12-26" calcext:value-type="date">
            <text:p>1974-12-26</text:p>
          </table:table-cell>
          <table:table-cell office:value-type="string" calcext:value-type="string">
            <text:p>QA Engineer</text:p>
          </table:table-cell>
          <table:table-cell office:value-type="date" office:date-value="2007-03-30" calcext:value-type="date">
            <text:p>2007-03-30</text:p>
          </table:table-cell>
          <table:table-cell office:value-type="float" office:value="59627" calcext:value-type="float">
            <text:p>596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Gutierrez</text:p>
          </table:table-cell>
          <table:table-cell office:value-type="date" office:date-value="2001-05-24" calcext:value-type="date">
            <text:p>2001-05-24</text:p>
          </table:table-cell>
          <table:table-cell office:value-type="string" calcext:value-type="string">
            <text:p>Designer</text:p>
          </table:table-cell>
          <table:table-cell office:value-type="date" office:date-value="2017-12-14" calcext:value-type="date">
            <text:p>2017-12-14</text:p>
          </table:table-cell>
          <table:table-cell office:value-type="float" office:value="45841" calcext:value-type="float">
            <text:p>4584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organ</text:p>
          </table:table-cell>
          <table:table-cell office:value-type="date" office:date-value="1967-01-31" calcext:value-type="date">
            <text:p>1967-01-31</text:p>
          </table:table-cell>
          <table:table-cell office:value-type="string" calcext:value-type="string">
            <text:p>Data Analyst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50551" calcext:value-type="float">
            <text:p>5055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Riley</text:p>
          </table:table-cell>
          <table:table-cell office:value-type="date" office:date-value="1964-12-24" calcext:value-type="date">
            <text:p>1964-12-24</text:p>
          </table:table-cell>
          <table:table-cell office:value-type="string" calcext:value-type="string">
            <text:p>SysAdmin</text:p>
          </table:table-cell>
          <table:table-cell office:value-type="date" office:date-value="2007-03-03" calcext:value-type="date">
            <text:p>2007-03-03</text:p>
          </table:table-cell>
          <table:table-cell office:value-type="float" office:value="64913" calcext:value-type="float">
            <text:p>6491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737" calcext:value-type="float">
            <text:p>9737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Morris</text:p>
          </table:table-cell>
          <table:table-cell office:value-type="date" office:date-value="1993-06-16" calcext:value-type="date">
            <text:p>1993-06-16</text:p>
          </table:table-cell>
          <table:table-cell office:value-type="string" calcext:value-type="string">
            <text:p>Product Owner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66709" calcext:value-type="float">
            <text:p>667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Jackson</text:p>
          </table:table-cell>
          <table:table-cell office:value-type="date" office:date-value="1980-02-04" calcext:value-type="date">
            <text:p>1980-02-04</text:p>
          </table:table-cell>
          <table:table-cell office:value-type="string" calcext:value-type="string">
            <text:p>SysAdmin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72602" calcext:value-type="float">
            <text:p>726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Wilson</text:p>
          </table:table-cell>
          <table:table-cell office:value-type="date" office:date-value="1977-09-28" calcext:value-type="date">
            <text:p>1977-09-28</text:p>
          </table:table-cell>
          <table:table-cell office:value-type="string" calcext:value-type="string">
            <text:p>Product Owner</text:p>
          </table:table-cell>
          <table:table-cell office:value-type="date" office:date-value="2017-12-06" calcext:value-type="date">
            <text:p>2017-12-06</text:p>
          </table:table-cell>
          <table:table-cell office:value-type="float" office:value="94099" calcext:value-type="float">
            <text:p>9409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Lynch</text:p>
          </table:table-cell>
          <table:table-cell office:value-type="date" office:date-value="1971-06-22" calcext:value-type="date">
            <text:p>1971-06-22</text:p>
          </table:table-cell>
          <table:table-cell office:value-type="string" calcext:value-type="string">
            <text:p>Developer</text:p>
          </table:table-cell>
          <table:table-cell office:value-type="date" office:date-value="2014-07-12" calcext:value-type="date">
            <text:p>2014-07-12</text:p>
          </table:table-cell>
          <table:table-cell office:value-type="float" office:value="62809" calcext:value-type="float">
            <text:p>6280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Carter</text:p>
          </table:table-cell>
          <table:table-cell office:value-type="date" office:date-value="1981-04-14" calcext:value-type="date">
            <text:p>1981-04-14</text:p>
          </table:table-cell>
          <table:table-cell office:value-type="string" calcext:value-type="string">
            <text:p>Project Manager</text:p>
          </table:table-cell>
          <table:table-cell office:value-type="date" office:date-value="2014-12-10" calcext:value-type="date">
            <text:p>2014-12-10</text:p>
          </table:table-cell>
          <table:table-cell office:value-type="float" office:value="78904" calcext:value-type="float">
            <text:p>7890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tark</text:p>
          </table:table-cell>
          <table:table-cell office:value-type="date" office:date-value="1994-07-26" calcext:value-type="date">
            <text:p>1994-07-26</text:p>
          </table:table-cell>
          <table:table-cell office:value-type="string" calcext:value-type="string">
            <text:p>Developer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66279" calcext:value-type="float">
            <text:p>6627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Aguirre</text:p>
          </table:table-cell>
          <table:table-cell office:value-type="date" office:date-value="1989-01-29" calcext:value-type="date">
            <text:p>1989-01-29</text:p>
          </table:table-cell>
          <table:table-cell office:value-type="string" calcext:value-type="string">
            <text:p>QA Engineer</text:p>
          </table:table-cell>
          <table:table-cell office:value-type="date" office:date-value="2021-11-10" calcext:value-type="date">
            <text:p>2021-11-10</text:p>
          </table:table-cell>
          <table:table-cell office:value-type="float" office:value="47788" calcext:value-type="float">
            <text:p>4778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Strickland</text:p>
          </table:table-cell>
          <table:table-cell office:value-type="date" office:date-value="2002-03-09" calcext:value-type="date">
            <text:p>2002-03-09</text:p>
          </table:table-cell>
          <table:table-cell office:value-type="string" calcext:value-type="string">
            <text:p>QA Engineer</text:p>
          </table:table-cell>
          <table:table-cell office:value-type="date" office:date-value="2011-11-18" calcext:value-type="date">
            <text:p>2011-11-18</text:p>
          </table:table-cell>
          <table:table-cell office:value-type="float" office:value="62075" calcext:value-type="float">
            <text:p>6207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Hudson</text:p>
          </table:table-cell>
          <table:table-cell office:value-type="date" office:date-value="1993-07-23" calcext:value-type="date">
            <text:p>1993-07-23</text:p>
          </table:table-cell>
          <table:table-cell office:value-type="string" calcext:value-type="string">
            <text:p>SysAdmin</text:p>
          </table:table-cell>
          <table:table-cell office:value-type="date" office:date-value="2018-09-11" calcext:value-type="date">
            <text:p>2018-09-11</text:p>
          </table:table-cell>
          <table:table-cell office:value-type="float" office:value="62221" calcext:value-type="float">
            <text:p>622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rtin</text:p>
          </table:table-cell>
          <table:table-cell office:value-type="date" office:date-value="1968-03-17" calcext:value-type="date">
            <text:p>1968-03-17</text:p>
          </table:table-cell>
          <table:table-cell office:value-type="string" calcext:value-type="string">
            <text:p>HR Specialist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48740" calcext:value-type="float">
            <text:p>4874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Hernandez</text:p>
          </table:table-cell>
          <table:table-cell office:value-type="date" office:date-value="1991-02-15" calcext:value-type="date">
            <text:p>1991-02-15</text:p>
          </table:table-cell>
          <table:table-cell office:value-type="string" calcext:value-type="string">
            <text:p>Developer</text:p>
          </table:table-cell>
          <table:table-cell office:value-type="date" office:date-value="2018-10-23" calcext:value-type="date">
            <text:p>2018-10-23</text:p>
          </table:table-cell>
          <table:table-cell office:value-type="float" office:value="55155" calcext:value-type="float">
            <text:p>5515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rennan</text:p>
          </table:table-cell>
          <table:table-cell office:value-type="date" office:date-value="1981-07-02" calcext:value-type="date">
            <text:p>1981-07-02</text:p>
          </table:table-cell>
          <table:table-cell office:value-type="string" calcext:value-type="string">
            <text:p>SysAdmin</text:p>
          </table:table-cell>
          <table:table-cell office:value-type="date" office:date-value="2011-12-10" calcext:value-type="date">
            <text:p>2011-12-10</text:p>
          </table:table-cell>
          <table:table-cell office:value-type="float" office:value="61230" calcext:value-type="float">
            <text:p>6123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123" calcext:value-type="float">
            <text:p>6123</text:p>
          </table:table-cell>
        </table:table-row>
      </table:table>
      <table:table table:name="ex06" table:style-name="ta1">
        <table:shapes>
          <draw:frame draw:z-index="0" draw:style-name="gr1" draw:text-style-name="P1" svg:width="6.2988in" svg:height="3.5429in" svg:x="0.0394in" svg:y="2.1732in">
            <draw:object draw:notify-on-update-of-ranges="ex06.A1:ex06.A1 ex06.A2:ex06.A12 ex06.B1:ex06.B1 ex06.B2:ex06.B12 ex06.C1:ex06.C1 ex06.C2:ex06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1" table:default-cell-style-name="ce13"/>
        <table:table-row table:style-name="ro1">
          <table:table-cell table:style-name="ce7" office:value-type="string" calcext:value-type="string">
            <text:p>Position</text:p>
          </table:table-cell>
          <table:table-cell table:style-name="ce11" office:value-type="string" calcext:value-type="string">
            <text:p>Average - Annual Salary</text:p>
          </table:table-cell>
        </table:table-row>
        <table:table-row table:style-name="ro1">
          <table:table-cell table:style-name="ce8" office:value-type="string" calcext:value-type="string">
            <text:p>Data Analyst</text:p>
          </table:table-cell>
          <table:table-cell table:style-name="ce12" office:value-type="float" office:value="59807.5833333333" calcext:value-type="float">
            <text:p>59807.5833333333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701.5454545455" calcext:value-type="float">
            <text:p>50701.5454545455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63137.4705882353" calcext:value-type="float">
            <text:p>63137.4705882353</text:p>
          </table:table-cell>
        </table:table-row>
        <table:table-row table:style-name="ro1">
          <table:table-cell office:value-type="string" calcext:value-type="string">
            <text:p>HR Specialist</text:p>
          </table:table-cell>
          <table:table-cell office:value-type="float" office:value="47618.625" calcext:value-type="float">
            <text:p>47618.625</text:p>
          </table:table-cell>
        </table:table-row>
        <table:table-row table:style-name="ro1">
          <table:table-cell office:value-type="string" calcext:value-type="string">
            <text:p>Product Owner</text:p>
          </table:table-cell>
          <table:table-cell office:value-type="float" office:value="79163.9411764706" calcext:value-type="float">
            <text:p>79163.9411764706</text:p>
          </table:table-cell>
        </table:table-row>
        <table:table-row table:style-name="ro1">
          <table:table-cell office:value-type="string" calcext:value-type="string">
            <text:p>Project Manager</text:p>
          </table:table-cell>
          <table:table-cell office:value-type="float" office:value="74129.5" calcext:value-type="float">
            <text:p>74129.5</text:p>
          </table:table-cell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float" office:value="53339" calcext:value-type="float">
            <text:p>53339</text:p>
          </table:table-cell>
        </table:table-row>
        <table:table-row table:style-name="ro1">
          <table:table-cell office:value-type="string" calcext:value-type="string">
            <text:p>SysAdmin</text:p>
          </table:table-cell>
          <table:table-cell table:style-name="ce14" office:value-type="float" office:value="63828.25" calcext:value-type="float">
            <text:p>63828.25</text:p>
          </table:table-cell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5" office:value-type="float" office:value="63177.03" calcext:value-type="float">
            <text:p>63177.03</text:p>
          </table:table-cell>
        </table:table-row>
      </table:table>
      <table:table table:name="Ex07" table:style-name="ta1">
        <table:shapes>
          <draw:frame draw:z-index="0" draw:style-name="gr1" draw:text-style-name="P1" svg:width="6.2299in" svg:height="3.9717in" svg:x="6.2303in" svg:y="1.3949in">
            <draw:object draw:notify-on-update-of-ranges="Ex07.A1:Ex07.A1 Ex07.A2:Ex07.A32 Ex07.E1:Ex07.E1 Ex07.E2:Ex07.E32 Ex07.F1:Ex07.F1 Ex07.F2:Ex07.F32 Ex07.G1:Ex07.G1 Ex07.G2:Ex07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number-columns-repeated="1024" table:default-cell-style-name="Default"/>
        <table:table-row table:style-name="ro3"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CO2 (ppm)</text:p>
          </table:table-cell>
          <table:table-cell table:style-name="ce16" office:value-type="string" calcext:value-type="string">
            <text:p>Deforestation (km²)</text:p>
          </table:table-cell>
          <table:table-cell table:style-name="ce16" office:value-type="string" calcext:value-type="string">
            <text:p>Temperature Anomaly (°C)</text:p>
          </table:table-cell>
          <table:table-cell table:style-name="ce16" office:value-type="string" calcext:value-type="string">
            <text:p>Normalized CO2</text:p>
          </table:table-cell>
          <table:table-cell table:style-name="ce16" office:value-type="string" calcext:value-type="string">
            <text:p>Normalized Deforestation</text:p>
          </table:table-cell>
          <table:table-cell table:style-name="ce16" office:value-type="string" calcext:value-type="string">
            <text:p>Normalized Temperature</text:p>
          </table:table-cell>
          <table:table-cell table:number-columns-repeated="1017"/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float" office:value="354.496714153011" calcext:value-type="float">
            <text:p>354.496714153011</text:p>
          </table:table-cell>
          <table:table-cell office:value-type="float" office:value="121852.278184509" calcext:value-type="float">
            <text:p>121852.278184509</text:p>
          </table:table-cell>
          <table:table-cell office:value-type="float" office:value="0.377873300519879" calcext:value-type="float">
            <text:p>0.377873300519879</text:p>
          </table:table-cell>
          <table:table-cell office:value-type="float" office:value="0" calcext:value-type="float">
            <text:p>0</text:p>
          </table:table-cell>
          <table:table-cell office:value-type="float" office:value="0.0315179923812998" calcext:value-type="float">
            <text:p>0.0315179923812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float" office:value="355.795069032162" calcext:value-type="float">
            <text:p>355.795069032162</text:p>
          </table:table-cell>
          <table:table-cell office:value-type="float" office:value="120986.502775262" calcext:value-type="float">
            <text:p>120986.502775262</text:p>
          </table:table-cell>
          <table:table-cell office:value-type="float" office:value="0.406075867518387" calcext:value-type="float">
            <text:p>0.406075867518387</text:p>
          </table:table-cell>
          <table:table-cell office:value-type="float" office:value="0.0228175543914919" calcext:value-type="float">
            <text:p>0.0228175543914919</text:p>
          </table:table-cell>
          <table:table-cell office:value-type="float" office:value="0.00153136688348392" calcext:value-type="float">
            <text:p>0.00153136688348392</text:p>
          </table:table-cell>
          <table:table-cell office:value-type="float" office:value="0.0309408440996037" calcext:value-type="float">
            <text:p>0.0309408440996037</text:p>
          </table:table-cell>
          <table:table-cell table:number-columns-repeated="1017"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float" office:value="358.514355204767" calcext:value-type="float">
            <text:p>358.514355204767</text:p>
          </table:table-cell>
          <table:table-cell office:value-type="float" office:value="120942.289071044" calcext:value-type="float">
            <text:p>120942.289071044</text:p>
          </table:table-cell>
          <table:table-cell office:value-type="float" office:value="0.476250516447884" calcext:value-type="float">
            <text:p>0.476250516447884</text:p>
          </table:table-cell>
          <table:table-cell office:value-type="float" office:value="0.070606846168197" calcext:value-type="float">
            <text:p>0.070606846168197</text:p>
          </table:table-cell>
          <table:table-cell office:value-type="float" office:value="0" calcext:value-type="float">
            <text:p>0</text:p>
          </table:table-cell>
          <table:table-cell office:value-type="float" office:value="0.10792897331447" calcext:value-type="float">
            <text:p>0.10792897331447</text:p>
          </table:table-cell>
          <table:table-cell table:number-columns-repeated="1017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361.323029856408" calcext:value-type="float">
            <text:p>361.323029856408</text:p>
          </table:table-cell>
          <table:table-cell office:value-type="float" office:value="123822.544912103" calcext:value-type="float">
            <text:p>123822.544912103</text:p>
          </table:table-cell>
          <table:table-cell office:value-type="float" office:value="0.517124800571416" calcext:value-type="float">
            <text:p>0.517124800571416</text:p>
          </table:table-cell>
          <table:table-cell office:value-type="float" office:value="0.119967069371369" calcext:value-type="float">
            <text:p>0.119967069371369</text:p>
          </table:table-cell>
          <table:table-cell office:value-type="float" office:value="0.0997593051515145" calcext:value-type="float">
            <text:p>0.0997593051515145</text:p>
          </table:table-cell>
          <table:table-cell office:value-type="float" office:value="0.152771871934871" calcext:value-type="float">
            <text:p>0.152771871934871</text:p>
          </table:table-cell>
          <table:table-cell table:number-columns-repeated="1017"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float" office:value="361.49917995861" calcext:value-type="float">
            <text:p>361.49917995861</text:p>
          </table:table-cell>
          <table:table-cell office:value-type="float" office:value="122779.156350029" calcext:value-type="float">
            <text:p>122779.156350029</text:p>
          </table:table-cell>
          <table:table-cell office:value-type="float" office:value="0.518559797568393" calcext:value-type="float">
            <text:p>0.518559797568393</text:p>
          </table:table-cell>
          <table:table-cell office:value-type="float" office:value="0.1230627673216" calcext:value-type="float">
            <text:p>0.1230627673216</text:p>
          </table:table-cell>
          <table:table-cell office:value-type="float" office:value="0.0636209467210748" calcext:value-type="float">
            <text:p>0.0636209467210748</text:p>
          </table:table-cell>
          <table:table-cell office:value-type="float" office:value="0.154346197363092" calcext:value-type="float">
            <text:p>0.154346197363092</text:p>
          </table:table-cell>
          <table:table-cell table:number-columns-repeated="1017"/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float" office:value="363.432529709718" calcext:value-type="float">
            <text:p>363.432529709718</text:p>
          </table:table-cell>
          <table:table-cell office:value-type="float" office:value="125208.863595005" calcext:value-type="float">
            <text:p>125208.863595005</text:p>
          </table:table-cell>
          <table:table-cell office:value-type="float" office:value="0.570070657957841" calcext:value-type="float">
            <text:p>0.570070657957841</text:p>
          </table:table-cell>
          <table:table-cell office:value-type="float" office:value="0.157039851562638" calcext:value-type="float">
            <text:p>0.157039851562638</text:p>
          </table:table-cell>
          <table:table-cell office:value-type="float" office:value="0.147775244066847" calcext:value-type="float">
            <text:p>0.147775244066847</text:p>
          </table:table-cell>
          <table:table-cell office:value-type="float" office:value="0.210858411333923" calcext:value-type="float">
            <text:p>0.210858411333923</text:p>
          </table:table-cell>
          <table:table-cell table:number-columns-repeated="1017"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float" office:value="367.179212815507" calcext:value-type="float">
            <text:p>367.179212815507</text:p>
          </table:table-cell>
          <table:table-cell office:value-type="float" office:value="124040.32987612" calcext:value-type="float">
            <text:p>124040.32987612</text:p>
          </table:table-cell>
          <table:table-cell office:value-type="float" office:value="0.587232720500953" calcext:value-type="float">
            <text:p>0.587232720500953</text:p>
          </table:table-cell>
          <table:table-cell office:value-type="float" office:value="0.222884827329166" calcext:value-type="float">
            <text:p>0.222884827329166</text:p>
          </table:table-cell>
          <table:table-cell office:value-type="float" office:value="0.107302411695411" calcext:value-type="float">
            <text:p>0.107302411695411</text:p>
          </table:table-cell>
          <table:table-cell office:value-type="float" office:value="0.229686793218529" calcext:value-type="float">
            <text:p>0.229686793218529</text:p>
          </table:table-cell>
          <table:table-cell table:number-columns-repeated="1017"/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float" office:value="368.300768062486" calcext:value-type="float">
            <text:p>368.300768062486</text:p>
          </table:table-cell>
          <table:table-cell office:value-type="float" office:value="125671.813951102" calcext:value-type="float">
            <text:p>125671.813951102</text:p>
          </table:table-cell>
          <table:table-cell office:value-type="float" office:value="0.597097604907898" calcext:value-type="float">
            <text:p>0.597097604907898</text:p>
          </table:table-cell>
          <table:table-cell office:value-type="float" office:value="0.242595268797787" calcext:value-type="float">
            <text:p>0.242595268797787</text:p>
          </table:table-cell>
          <table:table-cell office:value-type="float" office:value="0.163809793909782" calcext:value-type="float">
            <text:p>0.163809793909782</text:p>
          </table:table-cell>
          <table:table-cell office:value-type="float" office:value="0.240509490688304" calcext:value-type="float">
            <text:p>0.240509490688304</text:p>
          </table:table-cell>
          <table:table-cell table:number-columns-repeated="1017"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float" office:value="368.997192280732" calcext:value-type="float">
            <text:p>368.997192280732</text:p>
          </table:table-cell>
          <table:table-cell office:value-type="float" office:value="128196.861235869" calcext:value-type="float">
            <text:p>128196.861235869</text:p>
          </table:table-cell>
          <table:table-cell office:value-type="float" office:value="0.647227912110168" calcext:value-type="float">
            <text:p>0.647227912110168</text:p>
          </table:table-cell>
          <table:table-cell office:value-type="float" office:value="0.254834370552277" calcext:value-type="float">
            <text:p>0.254834370552277</text:p>
          </table:table-cell>
          <table:table-cell office:value-type="float" office:value="0.251266247955372" calcext:value-type="float">
            <text:p>0.251266247955372</text:p>
          </table:table-cell>
          <table:table-cell office:value-type="float" office:value="0.2955071091637" calcext:value-type="float">
            <text:p>0.2955071091637</text:p>
          </table:table-cell>
          <table:table-cell table:number-columns-repeated="1017"/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float" office:value="371.942560043586" calcext:value-type="float">
            <text:p>371.942560043586</text:p>
          </table:table-cell>
          <table:table-cell office:value-type="float" office:value="129738.466579995" calcext:value-type="float">
            <text:p>129738.466579995</text:p>
          </table:table-cell>
          <table:table-cell office:value-type="float" office:value="0.700760731329319" calcext:value-type="float">
            <text:p>0.700760731329319</text:p>
          </table:table-cell>
          <table:table-cell office:value-type="float" office:value="0.306596866470054" calcext:value-type="float">
            <text:p>0.306596866470054</text:p>
          </table:table-cell>
          <table:table-cell office:value-type="float" office:value="0.304660629022351" calcext:value-type="float">
            <text:p>0.304660629022351</text:p>
          </table:table-cell>
          <table:table-cell office:value-type="float" office:value="0.35423760039025" calcext:value-type="float">
            <text:p>0.35423760039025</text:p>
          </table:table-cell>
          <table:table-cell table:number-columns-repeated="1017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372.869915640521" calcext:value-type="float">
            <text:p>372.869915640521</text:p>
          </table:table-cell>
          <table:table-cell office:value-type="float" office:value="130171.36828119" calcext:value-type="float">
            <text:p>130171.36828119</text:p>
          </table:table-cell>
          <table:table-cell office:value-type="float" office:value="0.699283479217801" calcext:value-type="float">
            <text:p>0.699283479217801</text:p>
          </table:table-cell>
          <table:table-cell office:value-type="float" office:value="0.322894403540315" calcext:value-type="float">
            <text:p>0.322894403540315</text:p>
          </table:table-cell>
          <table:table-cell office:value-type="float" office:value="0.319654426550489" calcext:value-type="float">
            <text:p>0.319654426550489</text:p>
          </table:table-cell>
          <table:table-cell office:value-type="float" office:value="0.352616917163765" calcext:value-type="float">
            <text:p>0.352616917163765</text:p>
          </table:table-cell>
          <table:table-cell table:number-columns-repeated="1017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374.800936913096" calcext:value-type="float">
            <text:p>374.800936913096</text:p>
          </table:table-cell>
          <table:table-cell office:value-type="float" office:value="130884.351717612" calcext:value-type="float">
            <text:p>130884.351717612</text:p>
          </table:table-cell>
          <table:table-cell office:value-type="float" office:value="0.76129287311628" calcext:value-type="float">
            <text:p>0.76129287311628</text:p>
          </table:table-cell>
          <table:table-cell office:value-type="float" office:value="0.356830566623043" calcext:value-type="float">
            <text:p>0.356830566623043</text:p>
          </table:table-cell>
          <table:table-cell office:value-type="float" office:value="0.344349014853389" calcext:value-type="float">
            <text:p>0.344349014853389</text:p>
          </table:table-cell>
          <table:table-cell office:value-type="float" office:value="0.420647000716986" calcext:value-type="float">
            <text:p>0.420647000716986</text:p>
          </table:table-cell>
          <table:table-cell table:number-columns-repeated="1017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377.441962271566" calcext:value-type="float">
            <text:p>377.441962271566</text:p>
          </table:table-cell>
          <table:table-cell office:value-type="float" office:value="131698.896304411" calcext:value-type="float">
            <text:p>131698.896304411</text:p>
          </table:table-cell>
          <table:table-cell office:value-type="float" office:value="0.707605097918205" calcext:value-type="float">
            <text:p>0.707605097918205</text:p>
          </table:table-cell>
          <table:table-cell office:value-type="float" office:value="0.403244486833825" calcext:value-type="float">
            <text:p>0.403244486833825</text:p>
          </table:table-cell>
          <table:table-cell office:value-type="float" office:value="0.372561231572343" calcext:value-type="float">
            <text:p>0.372561231572343</text:p>
          </table:table-cell>
          <table:table-cell office:value-type="float" office:value="0.361746508341731" calcext:value-type="float">
            <text:p>0.361746508341731</text:p>
          </table:table-cell>
          <table:table-cell table:number-columns-repeated="1017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377.220053088676" calcext:value-type="float">
            <text:p>377.220053088676</text:p>
          </table:table-cell>
          <table:table-cell office:value-type="float" office:value="131521.478009633" calcext:value-type="float">
            <text:p>131521.478009633</text:p>
          </table:table-cell>
          <table:table-cell office:value-type="float" office:value="0.806438050087504" calcext:value-type="float">
            <text:p>0.806438050087504</text:p>
          </table:table-cell>
          <table:table-cell office:value-type="float" office:value="0.399344609433675" calcext:value-type="float">
            <text:p>0.399344609433675</text:p>
          </table:table-cell>
          <table:table-cell office:value-type="float" office:value="0.366416247659482" calcext:value-type="float">
            <text:p>0.366416247659482</text:p>
          </table:table-cell>
          <table:table-cell office:value-type="float" office:value="0.470175466781427" calcext:value-type="float">
            <text:p>0.470175466781427</text:p>
          </table:table-cell>
          <table:table-cell table:number-columns-repeated="1017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379.341748834154" calcext:value-type="float">
            <text:p>379.341748834154</text:p>
          </table:table-cell>
          <table:table-cell office:value-type="float" office:value="133280.155791605" calcext:value-type="float">
            <text:p>133280.155791605</text:p>
          </table:table-cell>
          <table:table-cell office:value-type="float" office:value="0.821740941364764" calcext:value-type="float">
            <text:p>0.821740941364764</text:p>
          </table:table-cell>
          <table:table-cell office:value-type="float" office:value="0.436631724730152" calcext:value-type="float">
            <text:p>0.436631724730152</text:p>
          </table:table-cell>
          <table:table-cell office:value-type="float" office:value="0.427329056519716" calcext:value-type="float">
            <text:p>0.427329056519716</text:p>
          </table:table-cell>
          <table:table-cell office:value-type="float" office:value="0.486964164537483" calcext:value-type="float">
            <text:p>0.486964164537483</text:p>
          </table:table-cell>
          <table:table-cell table:number-columns-repeated="1017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382.437712470759" calcext:value-type="float">
            <text:p>382.437712470759</text:p>
          </table:table-cell>
          <table:table-cell office:value-type="float" office:value="134539.36122904" calcext:value-type="float">
            <text:p>134539.36122904</text:p>
          </table:table-cell>
          <table:table-cell office:value-type="float" office:value="0.844019852990683" calcext:value-type="float">
            <text:p>0.844019852990683</text:p>
          </table:table-cell>
          <table:table-cell office:value-type="float" office:value="0.491040823356965" calcext:value-type="float">
            <text:p>0.491040823356965</text:p>
          </table:table-cell>
          <table:table-cell office:value-type="float" office:value="0.470942355620023" calcext:value-type="float">
            <text:p>0.470942355620023</text:p>
          </table:table-cell>
          <table:table-cell office:value-type="float" office:value="0.511406206687862" calcext:value-type="float">
            <text:p>0.511406206687862</text:p>
          </table:table-cell>
          <table:table-cell table:number-columns-repeated="1017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383.920502212999" calcext:value-type="float">
            <text:p>383.920502212999</text:p>
          </table:table-cell>
          <table:table-cell office:value-type="float" office:value="137057.122226219" calcext:value-type="float">
            <text:p>137057.122226219</text:p>
          </table:table-cell>
          <table:table-cell office:value-type="float" office:value="0.88183521553071" calcext:value-type="float">
            <text:p>0.88183521553071</text:p>
          </table:table-cell>
          <table:table-cell office:value-type="float" office:value="0.517099673782229" calcext:value-type="float">
            <text:p>0.517099673782229</text:p>
          </table:table-cell>
          <table:table-cell office:value-type="float" office:value="0.558146444935844" calcext:value-type="float">
            <text:p>0.558146444935844</text:p>
          </table:table-cell>
          <table:table-cell office:value-type="float" office:value="0.552893183280557" calcext:value-type="float">
            <text:p>0.552893183280557</text:p>
          </table:table-cell>
          <table:table-cell table:number-columns-repeated="1017"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387.180913999262" calcext:value-type="float">
            <text:p>387.180913999262</text:p>
          </table:table-cell>
          <table:table-cell office:value-type="float" office:value="137343.618289569" calcext:value-type="float">
            <text:p>137343.618289569</text:p>
          </table:table-cell>
          <table:table-cell office:value-type="float" office:value="0.870248621707982" calcext:value-type="float">
            <text:p>0.870248621707982</text:p>
          </table:table-cell>
          <table:table-cell office:value-type="float" office:value="0.574398817850121" calcext:value-type="float">
            <text:p>0.574398817850121</text:p>
          </table:table-cell>
          <table:table-cell office:value-type="float" office:value="0.568069399626523" calcext:value-type="float">
            <text:p>0.568069399626523</text:p>
          </table:table-cell>
          <table:table-cell office:value-type="float" office:value="0.540181610141366" calcext:value-type="float">
            <text:p>0.540181610141366</text:p>
          </table:table-cell>
          <table:table-cell table:number-columns-repeated="1017"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387.891975924479" calcext:value-type="float">
            <text:p>387.891975924479</text:p>
          </table:table-cell>
          <table:table-cell office:value-type="float" office:value="136236.959844637" calcext:value-type="float">
            <text:p>136236.959844637</text:p>
          </table:table-cell>
          <table:table-cell office:value-type="float" office:value="0.93560656224325" calcext:value-type="float">
            <text:p>0.93560656224325</text:p>
          </table:table-cell>
          <table:table-cell office:value-type="float" office:value="0.58689516566295" calcext:value-type="float">
            <text:p>0.58689516566295</text:p>
          </table:table-cell>
          <table:table-cell office:value-type="float" office:value="0.529739652687863" calcext:value-type="float">
            <text:p>0.529739652687863</text:p>
          </table:table-cell>
          <table:table-cell office:value-type="float" office:value="0.611885361394928" calcext:value-type="float">
            <text:p>0.611885361394928</text:p>
          </table:table-cell>
          <table:table-cell table:number-columns-repeated="1017"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389.321029631998" calcext:value-type="float">
            <text:p>389.321029631998</text:p>
          </table:table-cell>
          <table:table-cell office:value-type="float" office:value="139324.083969395" calcext:value-type="float">
            <text:p>139324.083969395</text:p>
          </table:table-cell>
          <table:table-cell office:value-type="float" office:value="0.977142251430235" calcext:value-type="float">
            <text:p>0.977142251430235</text:p>
          </table:table-cell>
          <table:table-cell office:value-type="float" office:value="0.612009648015424" calcext:value-type="float">
            <text:p>0.612009648015424</text:p>
          </table:table-cell>
          <table:table-cell office:value-type="float" office:value="0.636663958929022" calcext:value-type="float">
            <text:p>0.636663958929022</text:p>
          </table:table-cell>
          <table:table-cell office:value-type="float" office:value="0.657453883004048" calcext:value-type="float">
            <text:p>0.657453883004048</text:p>
          </table:table-cell>
          <table:table-cell table:number-columns-repeated="1017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394.132315435588" calcext:value-type="float">
            <text:p>394.132315435588</text:p>
          </table:table-cell>
          <table:table-cell office:value-type="float" office:value="139614.917719584" calcext:value-type="float">
            <text:p>139614.917719584</text:p>
          </table:table-cell>
          <table:table-cell office:value-type="float" office:value="1.02955788089483" calcext:value-type="float">
            <text:p>1.02955788089483</text:p>
          </table:table-cell>
          <table:table-cell office:value-type="float" office:value="0.696564169494348" calcext:value-type="float">
            <text:p>0.696564169494348</text:p>
          </table:table-cell>
          <table:table-cell office:value-type="float" office:value="0.646737151879405" calcext:value-type="float">
            <text:p>0.646737151879405</text:p>
          </table:table-cell>
          <table:table-cell office:value-type="float" office:value="0.714958712962699" calcext:value-type="float">
            <text:p>0.714958712962699</text:p>
          </table:table-cell>
          <table:table-cell table:number-columns-repeated="1017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394.374223699513" calcext:value-type="float">
            <text:p>394.374223699513</text:p>
          </table:table-cell>
          <table:table-cell office:value-type="float" office:value="140323.077999694" calcext:value-type="float">
            <text:p>140323.077999694</text:p>
          </table:table-cell>
          <table:table-cell office:value-type="float" office:value="1.01963459563453" calcext:value-type="float">
            <text:p>1.01963459563453</text:p>
          </table:table-cell>
          <table:table-cell office:value-type="float" office:value="0.700815514837985" calcext:value-type="float">
            <text:p>0.700815514837985</text:p>
          </table:table-cell>
          <table:table-cell office:value-type="float" office:value="0.671264687410322" calcext:value-type="float">
            <text:p>0.671264687410322</text:p>
          </table:table-cell>
          <table:table-cell office:value-type="float" office:value="0.704071944314612" calcext:value-type="float">
            <text:p>0.704071944314612</text:p>
          </table:table-cell>
          <table:table-cell table:number-columns-repeated="1017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96.600861538021" calcext:value-type="float">
            <text:p>396.600861538021</text:p>
          </table:table-cell>
          <table:table-cell office:value-type="float" office:value="142611.676288841" calcext:value-type="float">
            <text:p>142611.676288841</text:p>
          </table:table-cell>
          <table:table-cell office:value-type="float" office:value="1.04383012794214" calcext:value-type="float">
            <text:p>1.04383012794214</text:p>
          </table:table-cell>
          <table:table-cell office:value-type="float" office:value="0.739946903956752" calcext:value-type="float">
            <text:p>0.739946903956752</text:p>
          </table:table-cell>
          <table:table-cell office:value-type="float" office:value="0.750531595523694" calcext:value-type="float">
            <text:p>0.750531595523694</text:p>
          </table:table-cell>
          <table:table-cell office:value-type="float" office:value="0.730616697956232" calcext:value-type="float">
            <text:p>0.730616697956232</text:p>
          </table:table-cell>
          <table:table-cell table:number-columns-repeated="1017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397.041918480453" calcext:value-type="float">
            <text:p>397.041918480453</text:p>
          </table:table-cell>
          <table:table-cell office:value-type="float" office:value="144030.999522496" calcext:value-type="float">
            <text:p>144030.999522496</text:p>
          </table:table-cell>
          <table:table-cell office:value-type="float" office:value="1.07996485912831" calcext:value-type="float">
            <text:p>1.07996485912831</text:p>
          </table:table-cell>
          <table:table-cell office:value-type="float" office:value="0.747698128937914" calcext:value-type="float">
            <text:p>0.747698128937914</text:p>
          </table:table-cell>
          <table:table-cell office:value-type="float" office:value="0.799690665893904" calcext:value-type="float">
            <text:p>0.799690665893904</text:p>
          </table:table-cell>
          <table:table-cell office:value-type="float" office:value="0.770259865341372" calcext:value-type="float">
            <text:p>0.770259865341372</text:p>
          </table:table-cell>
          <table:table-cell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99.855617275475" calcext:value-type="float">
            <text:p>399.855617275475</text:p>
          </table:table-cell>
          <table:table-cell office:value-type="float" office:value="144931.280119116" calcext:value-type="float">
            <text:p>144931.280119116</text:p>
          </table:table-cell>
          <table:table-cell office:value-type="float" office:value="1.13830804235404" calcext:value-type="float">
            <text:p>1.13830804235404</text:p>
          </table:table-cell>
          <table:table-cell office:value-type="float" office:value="0.797146647465195" calcext:value-type="float">
            <text:p>0.797146647465195</text:p>
          </table:table-cell>
          <table:table-cell office:value-type="float" office:value="0.830872398252513" calcext:value-type="float">
            <text:p>0.830872398252513</text:p>
          </table:table-cell>
          <table:table-cell office:value-type="float" office:value="0.834267774144764" calcext:value-type="float">
            <text:p>0.834267774144764</text:p>
          </table:table-cell>
          <table:table-cell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402.444255923043" calcext:value-type="float">
            <text:p>402.444255923043</text:p>
          </table:table-cell>
          <table:table-cell office:value-type="float" office:value="144160.782476777" calcext:value-type="float">
            <text:p>144160.782476777</text:p>
          </table:table-cell>
          <table:table-cell office:value-type="float" office:value="1.15657502219319" calcext:value-type="float">
            <text:p>1.15657502219319</text:p>
          </table:table-cell>
          <table:table-cell office:value-type="float" office:value="0.842639912896166" calcext:value-type="float">
            <text:p>0.842639912896166</text:p>
          </table:table-cell>
          <table:table-cell office:value-type="float" office:value="0.804185772597641" calcext:value-type="float">
            <text:p>0.804185772597641</text:p>
          </table:table-cell>
          <table:table-cell office:value-type="float" office:value="0.854308353266648" calcext:value-type="float">
            <text:p>0.854308353266648</text:p>
          </table:table-cell>
          <table:table-cell table:number-columns-repeated="1017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403.115673089244" calcext:value-type="float">
            <text:p>403.115673089244</text:p>
          </table:table-cell>
          <table:table-cell office:value-type="float" office:value="145690.787624149" calcext:value-type="float">
            <text:p>145690.787624149</text:p>
          </table:table-cell>
          <table:table-cell office:value-type="float" office:value="1.16940479592466" calcext:value-type="float">
            <text:p>1.16940479592466</text:p>
          </table:table-cell>
          <table:table-cell office:value-type="float" office:value="0.854439535599626" calcext:value-type="float">
            <text:p>0.854439535599626</text:p>
          </table:table-cell>
          <table:table-cell office:value-type="float" office:value="0.857178374228437" calcext:value-type="float">
            <text:p>0.857178374228437</text:p>
          </table:table-cell>
          <table:table-cell office:value-type="float" office:value="0.868383810613473" calcext:value-type="float">
            <text:p>0.868383810613473</text:p>
          </table:table-cell>
          <table:table-cell table:number-columns-repeated="1017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406.575698018346" calcext:value-type="float">
            <text:p>406.575698018346</text:p>
          </table:table-cell>
          <table:table-cell office:value-type="float" office:value="147331.263431404" calcext:value-type="float">
            <text:p>147331.263431404</text:p>
          </table:table-cell>
          <table:table-cell office:value-type="float" office:value="1.22026534866227" calcext:value-type="float">
            <text:p>1.22026534866227</text:p>
          </table:table-cell>
          <table:table-cell office:value-type="float" office:value="0.915246721896271" calcext:value-type="float">
            <text:p>0.915246721896271</text:p>
          </table:table-cell>
          <table:table-cell office:value-type="float" office:value="0.913997190222723" calcext:value-type="float">
            <text:p>0.913997190222723</text:p>
          </table:table-cell>
          <table:table-cell office:value-type="float" office:value="0.924182576490256" calcext:value-type="float">
            <text:p>0.924182576490256</text:p>
          </table:table-cell>
          <table:table-cell table:number-columns-repeated="1017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07.532694643415" calcext:value-type="float">
            <text:p>407.532694643415</text:p>
          </table:table-cell>
          <table:table-cell office:value-type="float" office:value="148975.545127122" calcext:value-type="float">
            <text:p>148975.545127122</text:p>
          </table:table-cell>
          <table:table-cell office:value-type="float" office:value="1.24194155098696" calcext:value-type="float">
            <text:p>1.24194155098696</text:p>
          </table:table-cell>
          <table:table-cell office:value-type="float" office:value="0.932065176461839" calcext:value-type="float">
            <text:p>0.932065176461839</text:p>
          </table:table-cell>
          <table:table-cell office:value-type="float" office:value="0.970947825336424" calcext:value-type="float">
            <text:p>0.970947825336424</text:p>
          </table:table-cell>
          <table:table-cell office:value-type="float" office:value="0.947963390372742" calcext:value-type="float">
            <text:p>0.947963390372742</text:p>
          </table:table-cell>
          <table:table-cell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09.774972916873" calcext:value-type="float">
            <text:p>409.774972916873</text:p>
          </table:table-cell>
          <table:table-cell office:value-type="float" office:value="148520.825762155" calcext:value-type="float">
            <text:p>148520.825762155</text:p>
          </table:table-cell>
          <table:table-cell office:value-type="float" office:value="1.28937289981066" calcext:value-type="float">
            <text:p>1.28937289981066</text:p>
          </table:table-cell>
          <table:table-cell office:value-type="float" office:value="0.971471433785697" calcext:value-type="float">
            <text:p>0.971471433785697</text:p>
          </table:table-cell>
          <table:table-cell office:value-type="float" office:value="0.955198360569631" calcext:value-type="float">
            <text:p>0.9551983605696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1.398293387771" calcext:value-type="float">
            <text:p>411.398293387771</text:p>
          </table:table-cell>
          <table:table-cell office:value-type="float" office:value="149814.341023336" calcext:value-type="float">
            <text:p>149814.341023336</text:p>
          </table:table-cell>
          <table:table-cell office:value-type="float" office:value="1.28595893812245" calcext:value-type="float">
            <text:p>1.2859589381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6254565892447" calcext:value-type="float">
            <text:p>0.99625456589244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" office:value-type="string" calcext:value-type="string">
            <text:p><text:s/>Prompt 1: Provide realistic simulated climate data for the years 1990–2020 for the following variables: CO2 (ppm), Deforestation (km²), and Global average temperature anomaly (°C above pre-industrial average).</text:p>
          </table:table-cell>
          <table:table-cell table:number-columns-repeated="1023"/>
        </table:table-row>
        <table:table-row table:style-name="ro3">
          <table:table-cell table:style-name="ce17" office:value-type="string" calcext:value-type="string">
            <text:p>Prompt 2: Provide formulas to normalize this data using min-max normalization.</text:p>
          </table:table-cell>
          <table:table-cell table:number-columns-repeated="1023"/>
        </table:table-row>
        <table:table-row table:style-name="ro3">
          <table:table-cell table:style-name="ce17" office:value-type="string" calcext:value-type="string">
            <text:p>Prompt 3: Explain how to generate a graph from the normalized data showing all three variables on the same chart over time.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ex06.A1:ex06.B10" table:buttons="ex06.A1" table:show-filter-button="false" table:drill-down-on-double-click="false">
          <table:source-cell-range table:cell-range-address="ex05.A1:ex05.I101"/>
          <table:data-pilot-field table:source-field-name="Position" table:orientation="row" table:used-hierarchy="0" table:function="auto">
            <table:data-pilot-level table:show-empty="false" calcext:repeat-item-labels="false">
              <table:data-pilot-members>
                <table:data-pilot-member table:name="Data Analyst" table:display="true" table:show-details="true"/>
                <table:data-pilot-member table:name="Designer" table:display="true" table:show-details="true"/>
                <table:data-pilot-member table:name="Developer" table:display="true" table:show-details="true"/>
                <table:data-pilot-member table:name="HR Specialist" table:display="true" table:show-details="true"/>
                <table:data-pilot-member table:name="Product Owner" table:display="true" table:show-details="true"/>
                <table:data-pilot-member table:name="Project Manager" table:display="true" table:show-details="true"/>
                <table:data-pilot-member table:name="QA Engineer" table:display="true" table:show-details="true"/>
                <table:data-pilot-member table:name="SysAdm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ual Salary" table:orientation="data" table:used-hierarchy="0" table:function="average">
            <table:data-pilot-level table:show-empty="false" calcext:repeat-item-labels="false">
              <table:data-pilot-members>
                <table:data-pilot-member table:name="38953" table:display="true" table:show-details="true"/>
                <table:data-pilot-member table:name="39312" table:display="true" table:show-details="true"/>
                <table:data-pilot-member table:name="40265" table:display="true" table:show-details="true"/>
                <table:data-pilot-member table:name="41167" table:display="true" table:show-details="true"/>
                <table:data-pilot-member table:name="42372" table:display="true" table:show-details="true"/>
                <table:data-pilot-member table:name="42381" table:display="true" table:show-details="true"/>
                <table:data-pilot-member table:name="43007" table:display="true" table:show-details="true"/>
                <table:data-pilot-member table:name="45141" table:display="true" table:show-details="true"/>
                <table:data-pilot-member table:name="45841" table:display="true" table:show-details="true"/>
                <table:data-pilot-member table:name="47363" table:display="true" table:show-details="true"/>
                <table:data-pilot-member table:name="47788" table:display="true" table:show-details="true"/>
                <table:data-pilot-member table:name="48364" table:display="true" table:show-details="true"/>
                <table:data-pilot-member table:name="48632" table:display="true" table:show-details="true"/>
                <table:data-pilot-member table:name="48740" table:display="true" table:show-details="true"/>
                <table:data-pilot-member table:name="48781" table:display="true" table:show-details="true"/>
                <table:data-pilot-member table:name="48851" table:display="true" table:show-details="true"/>
                <table:data-pilot-member table:name="50116" table:display="true" table:show-details="true"/>
                <table:data-pilot-member table:name="50302" table:display="true" table:show-details="true"/>
                <table:data-pilot-member table:name="50461" table:display="true" table:show-details="true"/>
                <table:data-pilot-member table:name="50551" table:display="true" table:show-details="true"/>
                <table:data-pilot-member table:name="51338" table:display="true" table:show-details="true"/>
                <table:data-pilot-member table:name="51774" table:display="true" table:show-details="true"/>
                <table:data-pilot-member table:name="51878" table:display="true" table:show-details="true"/>
                <table:data-pilot-member table:name="52194" table:display="true" table:show-details="true"/>
                <table:data-pilot-member table:name="52510" table:display="true" table:show-details="true"/>
                <table:data-pilot-member table:name="53465" table:display="true" table:show-details="true"/>
                <table:data-pilot-member table:name="53846" table:display="true" table:show-details="true"/>
                <table:data-pilot-member table:name="53949" table:display="true" table:show-details="true"/>
                <table:data-pilot-member table:name="54078" table:display="true" table:show-details="true"/>
                <table:data-pilot-member table:name="54142" table:display="true" table:show-details="true"/>
                <table:data-pilot-member table:name="54535" table:display="true" table:show-details="true"/>
                <table:data-pilot-member table:name="54649" table:display="true" table:show-details="true"/>
                <table:data-pilot-member table:name="55155" table:display="true" table:show-details="true"/>
                <table:data-pilot-member table:name="55409" table:display="true" table:show-details="true"/>
                <table:data-pilot-member table:name="55661" table:display="true" table:show-details="true"/>
                <table:data-pilot-member table:name="56155" table:display="true" table:show-details="true"/>
                <table:data-pilot-member table:name="57748" table:display="true" table:show-details="true"/>
                <table:data-pilot-member table:name="58706" table:display="true" table:show-details="true"/>
                <table:data-pilot-member table:name="59084" table:display="true" table:show-details="true"/>
                <table:data-pilot-member table:name="59198" table:display="true" table:show-details="true"/>
                <table:data-pilot-member table:name="59627" table:display="true" table:show-details="true"/>
                <table:data-pilot-member table:name="59664" table:display="true" table:show-details="true"/>
                <table:data-pilot-member table:name="60138" table:display="true" table:show-details="true"/>
                <table:data-pilot-member table:name="60332" table:display="true" table:show-details="true"/>
                <table:data-pilot-member table:name="60410" table:display="true" table:show-details="true"/>
                <table:data-pilot-member table:name="60808" table:display="true" table:show-details="true"/>
                <table:data-pilot-member table:name="61230" table:display="true" table:show-details="true"/>
                <table:data-pilot-member table:name="61674" table:display="true" table:show-details="true"/>
                <table:data-pilot-member table:name="61688" table:display="true" table:show-details="true"/>
                <table:data-pilot-member table:name="61805" table:display="true" table:show-details="true"/>
                <table:data-pilot-member table:name="62075" table:display="true" table:show-details="true"/>
                <table:data-pilot-member table:name="62221" table:display="true" table:show-details="true"/>
                <table:data-pilot-member table:name="62647" table:display="true" table:show-details="true"/>
                <table:data-pilot-member table:name="62809" table:display="true" table:show-details="true"/>
                <table:data-pilot-member table:name="64215" table:display="true" table:show-details="true"/>
                <table:data-pilot-member table:name="64292" table:display="true" table:show-details="true"/>
                <table:data-pilot-member table:name="64913" table:display="true" table:show-details="true"/>
                <table:data-pilot-member table:name="65782" table:display="true" table:show-details="true"/>
                <table:data-pilot-member table:name="65791" table:display="true" table:show-details="true"/>
                <table:data-pilot-member table:name="65857" table:display="true" table:show-details="true"/>
                <table:data-pilot-member table:name="66279" table:display="true" table:show-details="true"/>
                <table:data-pilot-member table:name="66709" table:display="true" table:show-details="true"/>
                <table:data-pilot-member table:name="66890" table:display="true" table:show-details="true"/>
                <table:data-pilot-member table:name="67333" table:display="true" table:show-details="true"/>
                <table:data-pilot-member table:name="67778" table:display="true" table:show-details="true"/>
                <table:data-pilot-member table:name="67800" table:display="true" table:show-details="true"/>
                <table:data-pilot-member table:name="67873" table:display="true" table:show-details="true"/>
                <table:data-pilot-member table:name="68952" table:display="true" table:show-details="true"/>
                <table:data-pilot-member table:name="69160" table:display="true" table:show-details="true"/>
                <table:data-pilot-member table:name="69243" table:display="true" table:show-details="true"/>
                <table:data-pilot-member table:name="69442" table:display="true" table:show-details="true"/>
                <table:data-pilot-member table:name="70058" table:display="true" table:show-details="true"/>
                <table:data-pilot-member table:name="70172" table:display="true" table:show-details="true"/>
                <table:data-pilot-member table:name="70761" table:display="true" table:show-details="true"/>
                <table:data-pilot-member table:name="72040" table:display="true" table:show-details="true"/>
                <table:data-pilot-member table:name="72602" table:display="true" table:show-details="true"/>
                <table:data-pilot-member table:name="73635" table:display="true" table:show-details="true"/>
                <table:data-pilot-member table:name="74437" table:display="true" table:show-details="true"/>
                <table:data-pilot-member table:name="74464" table:display="true" table:show-details="true"/>
                <table:data-pilot-member table:name="74662" table:display="true" table:show-details="true"/>
                <table:data-pilot-member table:name="75930" table:display="true" table:show-details="true"/>
                <table:data-pilot-member table:name="77566" table:display="true" table:show-details="true"/>
                <table:data-pilot-member table:name="77980" table:display="true" table:show-details="true"/>
                <table:data-pilot-member table:name="78724" table:display="true" table:show-details="true"/>
                <table:data-pilot-member table:name="78904" table:display="true" table:show-details="true"/>
                <table:data-pilot-member table:name="78908" table:display="true" table:show-details="true"/>
                <table:data-pilot-member table:name="79438" table:display="true" table:show-details="true"/>
                <table:data-pilot-member table:name="79672" table:display="true" table:show-details="true"/>
                <table:data-pilot-member table:name="79793" table:display="true" table:show-details="true"/>
                <table:data-pilot-member table:name="80328" table:display="true" table:show-details="true"/>
                <table:data-pilot-member table:name="80758" table:display="true" table:show-details="true"/>
                <table:data-pilot-member table:name="81095" table:display="true" table:show-details="true"/>
                <table:data-pilot-member table:name="81442" table:display="true" table:show-details="true"/>
                <table:data-pilot-member table:name="84696" table:display="true" table:show-details="true"/>
                <table:data-pilot-member table:name="85568" table:display="true" table:show-details="true"/>
                <table:data-pilot-member table:name="86921" table:display="true" table:show-details="true"/>
                <table:data-pilot-member table:name="89584" table:display="true" table:show-details="true"/>
                <table:data-pilot-member table:name="91848" table:display="true" table:show-details="true"/>
                <table:data-pilot-member table:name="92319" table:display="true" table:show-details="true"/>
                <table:data-pilot-member table:name="94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07:10.640297813</meta:creation-date>
    <meta:generator>LibreOffice/7.3.7.2$Linux_X86_64 LibreOffice_project/30$Build-2</meta:generator>
    <dc:date>2025-05-14T18:39:54.192827339</dc:date>
    <meta:editing-duration>PT5H38M29S</meta:editing-duration>
    <meta:editing-cycles>6</meta:editing-cycles>
    <meta:document-statistic meta:table-count="8" meta:cell-count="180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Average Annual Salary by Position</text:p>
        </chart:title>
        <chart:legend chart:legend-position="end" svg:x="11.514cm" svg:y="3.952cm" style:legend-expansion="high" chart:style-name="ch3"/>
        <chart:plot-area chart:style-name="ch4" table:cell-range-address="ex06.A1:ex06.C12" chart:data-source-has-labels="both" svg:x="0.318cm" svg:y="1.43cm" svg:width="11.006cm" svg:height="7.538cm">
          <chart:coordinate-region svg:x="1.495cm" svg:y="1.629cm" svg:width="9.829cm" svg:height="5.031cm"/>
          <chart:axis chart:dimension="x" chart:name="primary-x" chart:style-name="ch5" chartooo:axis-type="auto">
            <chartooo:date-scale/>
            <chart:categories table:cell-range-address="ex06.A2:ex06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06.B2:ex06.B12" chart:label-cell-address="ex06.B1:ex06.B1" chart:class="chart:bar">
            <chart:data-point chart:repeated="11"/>
          </chart:series>
          <chart:series chart:style-name="ch9" chart:values-cell-range-address="ex06.C2:ex06.C12" chart:label-cell-address="ex06.C1:ex06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Annual Salary</text:p>
                <draw:g>
                  <svg:desc>ex06.B1:ex06.B1</svg:desc>
                </draw:g>
              </table:table-cell>
              <table:table-cell office:value-type="string">
                <text:p/>
                <draw:g>
                  <svg:desc>ex06.C1:ex0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a Analyst</text:p>
                <draw:g>
                  <svg:desc>ex06.A2:ex06.A12</svg:desc>
                </draw:g>
              </table:table-cell>
              <table:table-cell office:value-type="float" office:value="59807.5833333333">
                <text:p>59807.5833333333</text:p>
                <draw:g>
                  <svg:desc>ex06.B2:ex06.B12</svg:desc>
                </draw:g>
              </table:table-cell>
              <table:table-cell office:value-type="float" office:value="NaN">
                <text:p>NaN</text:p>
                <draw:g>
                  <svg:desc>ex06.C2:ex06.C12</svg:desc>
                </draw:g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50701.5454545455">
                <text:p>50701.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63137.4705882353">
                <text:p>63137.470588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 Specialist</text:p>
              </table:table-cell>
              <table:table-cell office:value-type="float" office:value="47618.625">
                <text:p>4761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duct Owner</text:p>
              </table:table-cell>
              <table:table-cell office:value-type="float" office:value="79163.9411764706">
                <text:p>79163.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Manager</text:p>
              </table:table-cell>
              <table:table-cell office:value-type="float" office:value="74129.5">
                <text:p>7412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A Engineer</text:p>
              </table:table-cell>
              <table:table-cell office:value-type="float" office:value="53339">
                <text:p>5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sAdmin</text:p>
              </table:table-cell>
              <table:table-cell office:value-type="float" office:value="63828.25">
                <text:p>6382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63177.03">
                <text:p>6317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5cm" svg:height="10.089cm" xlink:href=".." xlink:type="simple" chart:class="chart:line" chart:style-name="ch1">
        <chart:title svg:x="4.204cm" svg:y="0.337cm" chart:style-name="ch2">
          <text:p>Climate Change Trends (1990–2020)</text:p>
        </chart:title>
        <chart:legend chart:legend-position="end" svg:x="9.975cm" svg:y="4.179cm" style:legend-expansion="custom" svg:width="5.555cm" svg:height="1.79cm" style:legend-expansion-aspect-ratio="3.10335195530726" chart:style-name="ch3"/>
        <chart:plot-area chart:style-name="ch4" table:cell-range-address="Ex07.A1:Ex07.A32 Ex07.E1:Ex07.G32" chart:data-source-has-labels="both" svg:x="0.368cm" svg:y="1.659cm" svg:width="9.306cm" svg:height="8.301cm">
          <chart:coordinate-region svg:x="1.095cm" svg:y="1.859cm" svg:width="8.438cm" svg:height="7.047cm"/>
          <chart:axis chart:dimension="x" chart:name="primary-x" chart:style-name="ch5" chartooo:axis-type="auto">
            <chartooo:date-scale/>
            <chart:categories table:cell-range-address="Ex07.A2:Ex07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07.E2:Ex07.E32" chart:label-cell-address="Ex07.E1:Ex07.E1" chart:class="chart:line">
            <chart:data-point chart:repeated="31"/>
          </chart:series>
          <chart:series chart:style-name="ch8" chart:values-cell-range-address="Ex07.F2:Ex07.F32" chart:label-cell-address="Ex07.F1:Ex07.F1" chart:class="chart:line">
            <chart:data-point chart:repeated="31"/>
          </chart:series>
          <chart:series chart:style-name="ch9" chart:values-cell-range-address="Ex07.G2:Ex07.G32" chart:label-cell-address="Ex07.G1:Ex07.G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CO2</text:p>
                <draw:g>
                  <svg:desc>Ex07.E1:Ex07.E1</svg:desc>
                </draw:g>
              </table:table-cell>
              <table:table-cell office:value-type="string">
                <text:p>Normalized Deforestation</text:p>
                <draw:g>
                  <svg:desc>Ex07.F1:Ex07.F1</svg:desc>
                </draw:g>
              </table:table-cell>
              <table:table-cell office:value-type="string">
                <text:p>Normalized Temperature</text:p>
                <draw:g>
                  <svg:desc>Ex07.G1:Ex07.G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Ex07.A2:Ex07.A32</svg:desc>
                </draw:g>
              </table:table-cell>
              <table:table-cell office:value-type="float" office:value="0">
                <text:p>0</text:p>
                <draw:g>
                  <svg:desc>Ex07.E2:Ex07.E32</svg:desc>
                </draw:g>
              </table:table-cell>
              <table:table-cell office:value-type="float" office:value="0.0315179923812998">
                <text:p>0.0315179923812998</text:p>
                <draw:g>
                  <svg:desc>Ex07.F2:Ex07.F32</svg:desc>
                </draw:g>
              </table:table-cell>
              <table:table-cell office:value-type="float" office:value="0">
                <text:p>0</text:p>
                <draw:g>
                  <svg:desc>Ex07.G2:Ex07.G32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228175543914919">
                <text:p>0.0228175543914919</text:p>
              </table:table-cell>
              <table:table-cell office:value-type="float" office:value="0.00153136688348392">
                <text:p>0.00153136688348392</text:p>
              </table:table-cell>
              <table:table-cell office:value-type="float" office:value="0.0309408440996037">
                <text:p>0.030940844099603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70606846168197">
                <text:p>0.070606846168197</text:p>
              </table:table-cell>
              <table:table-cell office:value-type="float" office:value="0">
                <text:p>0</text:p>
              </table:table-cell>
              <table:table-cell office:value-type="float" office:value="0.10792897331447">
                <text:p>0.1079289733144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19967069371369">
                <text:p>0.119967069371369</text:p>
              </table:table-cell>
              <table:table-cell office:value-type="float" office:value="0.0997593051515145">
                <text:p>0.0997593051515145</text:p>
              </table:table-cell>
              <table:table-cell office:value-type="float" office:value="0.152771871934871">
                <text:p>0.15277187193487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1230627673216">
                <text:p>0.1230627673216</text:p>
              </table:table-cell>
              <table:table-cell office:value-type="float" office:value="0.0636209467210748">
                <text:p>0.0636209467210748</text:p>
              </table:table-cell>
              <table:table-cell office:value-type="float" office:value="0.154346197363092">
                <text:p>0.15434619736309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157039851562638">
                <text:p>0.157039851562638</text:p>
              </table:table-cell>
              <table:table-cell office:value-type="float" office:value="0.147775244066847">
                <text:p>0.147775244066847</text:p>
              </table:table-cell>
              <table:table-cell office:value-type="float" office:value="0.210858411333923">
                <text:p>0.2108584113339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222884827329166">
                <text:p>0.222884827329166</text:p>
              </table:table-cell>
              <table:table-cell office:value-type="float" office:value="0.107302411695411">
                <text:p>0.107302411695411</text:p>
              </table:table-cell>
              <table:table-cell office:value-type="float" office:value="0.229686793218529">
                <text:p>0.22968679321852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242595268797787">
                <text:p>0.242595268797787</text:p>
              </table:table-cell>
              <table:table-cell office:value-type="float" office:value="0.163809793909782">
                <text:p>0.163809793909782</text:p>
              </table:table-cell>
              <table:table-cell office:value-type="float" office:value="0.240509490688304">
                <text:p>0.24050949068830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254834370552277">
                <text:p>0.254834370552277</text:p>
              </table:table-cell>
              <table:table-cell office:value-type="float" office:value="0.251266247955372">
                <text:p>0.251266247955372</text:p>
              </table:table-cell>
              <table:table-cell office:value-type="float" office:value="0.2955071091637">
                <text:p>0.295507109163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306596866470054">
                <text:p>0.306596866470054</text:p>
              </table:table-cell>
              <table:table-cell office:value-type="float" office:value="0.304660629022351">
                <text:p>0.304660629022351</text:p>
              </table:table-cell>
              <table:table-cell office:value-type="float" office:value="0.35423760039025">
                <text:p>0.354237600390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2894403540315">
                <text:p>0.322894403540315</text:p>
              </table:table-cell>
              <table:table-cell office:value-type="float" office:value="0.319654426550489">
                <text:p>0.319654426550489</text:p>
              </table:table-cell>
              <table:table-cell office:value-type="float" office:value="0.352616917163765">
                <text:p>0.35261691716376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356830566623043">
                <text:p>0.356830566623043</text:p>
              </table:table-cell>
              <table:table-cell office:value-type="float" office:value="0.344349014853389">
                <text:p>0.344349014853389</text:p>
              </table:table-cell>
              <table:table-cell office:value-type="float" office:value="0.420647000716986">
                <text:p>0.4206470007169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403244486833825">
                <text:p>0.403244486833825</text:p>
              </table:table-cell>
              <table:table-cell office:value-type="float" office:value="0.372561231572343">
                <text:p>0.372561231572343</text:p>
              </table:table-cell>
              <table:table-cell office:value-type="float" office:value="0.361746508341731">
                <text:p>0.36174650834173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99344609433675">
                <text:p>0.399344609433675</text:p>
              </table:table-cell>
              <table:table-cell office:value-type="float" office:value="0.366416247659482">
                <text:p>0.366416247659482</text:p>
              </table:table-cell>
              <table:table-cell office:value-type="float" office:value="0.470175466781427">
                <text:p>0.47017546678142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436631724730152">
                <text:p>0.436631724730152</text:p>
              </table:table-cell>
              <table:table-cell office:value-type="float" office:value="0.427329056519716">
                <text:p>0.427329056519716</text:p>
              </table:table-cell>
              <table:table-cell office:value-type="float" office:value="0.486964164537483">
                <text:p>0.4869641645374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491040823356965">
                <text:p>0.491040823356965</text:p>
              </table:table-cell>
              <table:table-cell office:value-type="float" office:value="0.470942355620023">
                <text:p>0.470942355620023</text:p>
              </table:table-cell>
              <table:table-cell office:value-type="float" office:value="0.511406206687862">
                <text:p>0.51140620668786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517099673782229">
                <text:p>0.517099673782229</text:p>
              </table:table-cell>
              <table:table-cell office:value-type="float" office:value="0.558146444935844">
                <text:p>0.558146444935844</text:p>
              </table:table-cell>
              <table:table-cell office:value-type="float" office:value="0.552893183280557">
                <text:p>0.55289318328055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574398817850121">
                <text:p>0.574398817850121</text:p>
              </table:table-cell>
              <table:table-cell office:value-type="float" office:value="0.568069399626523">
                <text:p>0.568069399626523</text:p>
              </table:table-cell>
              <table:table-cell office:value-type="float" office:value="0.540181610141366">
                <text:p>0.54018161014136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8689516566295">
                <text:p>0.58689516566295</text:p>
              </table:table-cell>
              <table:table-cell office:value-type="float" office:value="0.529739652687863">
                <text:p>0.529739652687863</text:p>
              </table:table-cell>
              <table:table-cell office:value-type="float" office:value="0.611885361394928">
                <text:p>0.61188536139492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12009648015424">
                <text:p>0.612009648015424</text:p>
              </table:table-cell>
              <table:table-cell office:value-type="float" office:value="0.636663958929022">
                <text:p>0.636663958929022</text:p>
              </table:table-cell>
              <table:table-cell office:value-type="float" office:value="0.657453883004048">
                <text:p>0.6574538830040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96564169494348">
                <text:p>0.696564169494348</text:p>
              </table:table-cell>
              <table:table-cell office:value-type="float" office:value="0.646737151879405">
                <text:p>0.646737151879405</text:p>
              </table:table-cell>
              <table:table-cell office:value-type="float" office:value="0.714958712962699">
                <text:p>0.7149587129626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700815514837985">
                <text:p>0.700815514837985</text:p>
              </table:table-cell>
              <table:table-cell office:value-type="float" office:value="0.671264687410322">
                <text:p>0.671264687410322</text:p>
              </table:table-cell>
              <table:table-cell office:value-type="float" office:value="0.704071944314612">
                <text:p>0.7040719443146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739946903956752">
                <text:p>0.739946903956752</text:p>
              </table:table-cell>
              <table:table-cell office:value-type="float" office:value="0.750531595523694">
                <text:p>0.750531595523694</text:p>
              </table:table-cell>
              <table:table-cell office:value-type="float" office:value="0.730616697956232">
                <text:p>0.73061669795623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747698128937914">
                <text:p>0.747698128937914</text:p>
              </table:table-cell>
              <table:table-cell office:value-type="float" office:value="0.799690665893904">
                <text:p>0.799690665893904</text:p>
              </table:table-cell>
              <table:table-cell office:value-type="float" office:value="0.770259865341372">
                <text:p>0.77025986534137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797146647465195">
                <text:p>0.797146647465195</text:p>
              </table:table-cell>
              <table:table-cell office:value-type="float" office:value="0.830872398252513">
                <text:p>0.830872398252513</text:p>
              </table:table-cell>
              <table:table-cell office:value-type="float" office:value="0.834267774144764">
                <text:p>0.83426777414476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42639912896166">
                <text:p>0.842639912896166</text:p>
              </table:table-cell>
              <table:table-cell office:value-type="float" office:value="0.804185772597641">
                <text:p>0.804185772597641</text:p>
              </table:table-cell>
              <table:table-cell office:value-type="float" office:value="0.854308353266648">
                <text:p>0.8543083532666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854439535599626">
                <text:p>0.854439535599626</text:p>
              </table:table-cell>
              <table:table-cell office:value-type="float" office:value="0.857178374228437">
                <text:p>0.857178374228437</text:p>
              </table:table-cell>
              <table:table-cell office:value-type="float" office:value="0.868383810613473">
                <text:p>0.86838381061347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915246721896271">
                <text:p>0.915246721896271</text:p>
              </table:table-cell>
              <table:table-cell office:value-type="float" office:value="0.913997190222723">
                <text:p>0.913997190222723</text:p>
              </table:table-cell>
              <table:table-cell office:value-type="float" office:value="0.924182576490256">
                <text:p>0.92418257649025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932065176461839">
                <text:p>0.932065176461839</text:p>
              </table:table-cell>
              <table:table-cell office:value-type="float" office:value="0.970947825336424">
                <text:p>0.970947825336424</text:p>
              </table:table-cell>
              <table:table-cell office:value-type="float" office:value="0.947963390372742">
                <text:p>0.94796339037274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971471433785697">
                <text:p>0.971471433785697</text:p>
              </table:table-cell>
              <table:table-cell office:value-type="float" office:value="0.955198360569631">
                <text:p>0.955198360569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254565892447">
                <text:p>0.996254565892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